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标题" style:master-page-name="MP0" style:family="paragraph">
      <style:paragraph-properties fo:break-before="page"/>
    </style:style>
    <style:style style:name="T2" style:parent-style-name="默认段落字体" style:family="text">
      <style:text-properties fo:font-style="italic" style:font-style-asian="italic" style:font-style-complex="italic"/>
    </style:style>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style style:name="T11" style:parent-style-name="默认段落字体" style:family="text">
      <style:text-properties fo:font-weight="bold" style:font-weight-asian="bold" style:font-weight-complex="bold"/>
    </style:style>
    <style:style style:name="P12" style:parent-style-name="Standard" style:family="paragraph"/>
    <style:style style:name="P13" style:parent-style-name="Standard" style:family="paragraph"/>
    <style:style style:name="P14" style:parent-style-name="标题1" style:family="paragraph">
      <style:paragraph-properties fo:break-before="page"/>
    </style:style>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T20" style:parent-style-name="默认段落字体" style:family="text">
      <style:text-properties style:font-name="Courier New" style:font-name-asian="Courier New" style:font-name-complex="Courier New"/>
    </style:style>
    <style:style style:name="T21" style:parent-style-name="默认段落字体" style:family="text">
      <style:text-properties style:font-name="Courier New" style:font-name-asian="Courier New" style:font-name-complex="Courier New"/>
    </style:style>
    <style:style style:name="P22" style:parent-style-name="Standard" style:family="paragraph"/>
    <style:style style:name="T23" style:parent-style-name="默认段落字体" style:family="text">
      <style:text-properties style:font-name="Courier New" style:font-name-asian="Courier New" style:font-name-complex="Courier New"/>
    </style:style>
    <style:style style:name="P24" style:parent-style-name="Standard" style:family="paragraph"/>
    <style:style style:name="P25" style:parent-style-name="Standard" style:family="paragraph"/>
    <style:style style:name="T26" style:parent-style-name="默认段落字体" style:family="text">
      <style:text-properties style:font-name="Courier New" style:font-name-asian="Courier New" style:font-name-complex="Courier New"/>
    </style:style>
    <style:style style:name="T27" style:parent-style-name="默认段落字体" style:family="text">
      <style:text-properties style:font-name="Courier New" style:font-name-asian="Courier New" style:font-name-complex="Courier New"/>
    </style:style>
    <style:style style:name="T28" style:parent-style-name="默认段落字体" style:family="text">
      <style:text-properties style:font-name="Courier New" style:font-name-asian="Courier New" style:font-name-complex="Courier New"/>
    </style:style>
    <style:style style:name="T29" style:parent-style-name="默认段落字体" style:family="text">
      <style:text-properties style:font-name="Courier New" style:font-name-asian="Courier New" style:font-name-complex="Courier New"/>
    </style:style>
    <style:style style:name="T30" style:parent-style-name="默认段落字体" style:family="text">
      <style:text-properties fo:color="#1155CC" style:text-underline-type="single" style:text-underline-style="solid" style:text-underline-width="auto" style:text-underline-mode="continuous"/>
    </style:style>
    <style:style style:name="T31" style:parent-style-name="默认段落字体" style:family="text">
      <style:text-properties fo:color="#1155CC" style:text-underline-type="single" style:text-underline-style="solid" style:text-underline-width="auto" style:text-underline-mode="continuous"/>
    </style:style>
    <style:style style:name="T32" style:parent-style-name="默认段落字体" style:family="text">
      <style:text-properties fo:color="#1155CC" style:text-underline-type="single" style:text-underline-style="solid" style:text-underline-width="auto" style:text-underline-mode="continuous"/>
    </style:style>
    <style:style style:name="T33" style:parent-style-name="默认段落字体" style:family="text">
      <style:text-properties fo:color="#1155CC" style:text-underline-type="single" style:text-underline-style="solid" style:text-underline-width="auto" style:text-underline-mode="continuous"/>
    </style:style>
    <style:style style:name="T34" style:parent-style-name="默认段落字体" style:family="text">
      <style:text-properties fo:color="#1155CC" style:text-underline-type="single" style:text-underline-style="solid" style:text-underline-width="auto" style:text-underline-mode="continuous"/>
    </style:style>
    <style:style style:name="T35" style:parent-style-name="默认段落字体" style:family="text">
      <style:text-properties fo:color="#1155CC" style:text-underline-type="single" style:text-underline-style="solid" style:text-underline-width="auto" style:text-underline-mode="continuous"/>
    </style:style>
    <style:style style:name="T36" style:parent-style-name="默认段落字体" style:family="text">
      <style:text-properties fo:color="#1155CC" style:text-underline-type="single" style:text-underline-style="solid" style:text-underline-width="auto" style:text-underline-mode="continuous"/>
    </style:style>
    <style:style style:name="T37" style:parent-style-name="默认段落字体" style:family="text">
      <style:text-properties fo:color="#1155CC" style:text-underline-type="single" style:text-underline-style="solid" style:text-underline-width="auto" style:text-underline-mode="continuous"/>
    </style:style>
    <style:style style:name="T38" style:parent-style-name="默认段落字体" style:family="text">
      <style:text-properties fo:color="#1155CC" style:text-underline-type="single" style:text-underline-style="solid" style:text-underline-width="auto" style:text-underline-mode="continuous"/>
    </style:style>
    <style:style style:name="T39" style:parent-style-name="默认段落字体" style:family="text">
      <style:text-properties fo:color="#1155CC" style:text-underline-type="single" style:text-underline-style="solid" style:text-underline-width="auto" style:text-underline-mode="continuous"/>
    </style:style>
    <style:style style:name="T40" style:parent-style-name="默认段落字体" style:family="text">
      <style:text-properties fo:color="#1155CC" style:text-underline-type="single" style:text-underline-style="solid" style:text-underline-width="auto" style:text-underline-mode="continuous"/>
    </style:style>
    <style:style style:name="T41" style:parent-style-name="默认段落字体" style:family="text">
      <style:text-properties style:font-name="Courier New" style:font-name-asian="Courier New" style:font-name-complex="Courier New"/>
    </style:style>
    <style:style style:name="T42" style:parent-style-name="默认段落字体" style:family="text">
      <style:text-properties style:font-name="Courier New" style:font-name-asian="Courier New" style:font-name-complex="Courier New"/>
    </style:style>
    <style:style style:name="T43" style:parent-style-name="默认段落字体" style:family="text">
      <style:text-properties style:font-name="Courier New" style:font-name-asian="Courier New" style:font-name-complex="Courier New" fo:font-size="10pt" style:font-size-asian="10pt" style:font-size-complex="10pt"/>
    </style:style>
    <style:style style:name="T44" style:parent-style-name="默认段落字体" style:family="text">
      <style:text-properties style:font-name="Courier New" style:font-name-asian="Courier New" style:font-name-complex="Courier New" fo:font-size="10pt" style:font-size-asian="10pt" style:font-size-complex="10pt"/>
    </style:style>
    <style:style style:name="T45" style:parent-style-name="默认段落字体" style:family="text">
      <style:text-properties style:font-name="Courier New" style:font-name-asian="Courier New" style:font-name-complex="Courier New" fo:font-size="10pt" style:font-size-asian="10pt" style:font-size-complex="10pt"/>
    </style:style>
    <style:style style:name="T46" style:parent-style-name="默认段落字体" style:family="text">
      <style:text-properties style:font-name="Courier New" style:font-name-asian="Courier New" style:font-name-complex="Courier New"/>
    </style:style>
    <style:style style:name="T47" style:parent-style-name="默认段落字体" style:family="text">
      <style:text-properties fo:color="#1155CC" style:text-underline-type="single" style:text-underline-style="solid" style:text-underline-width="auto" style:text-underline-mode="continuous"/>
    </style:style>
    <style:style style:name="T48" style:parent-style-name="默认段落字体" style:family="text">
      <style:text-properties fo:color="#1155CC" style:text-underline-type="single" style:text-underline-style="solid" style:text-underline-width="auto" style:text-underline-mode="continuous"/>
    </style:style>
    <style:style style:name="T49" style:parent-style-name="默认段落字体" style:family="text">
      <style:text-properties fo:color="#1155CC" style:text-underline-type="single" style:text-underline-style="solid" style:text-underline-width="auto" style:text-underline-mode="continuous"/>
    </style:style>
    <style:style style:name="T50" style:parent-style-name="默认段落字体" style:family="text">
      <style:text-properties fo:color="#1155CC" style:text-underline-type="single" style:text-underline-style="solid" style:text-underline-width="auto" style:text-underline-mode="continuous"/>
    </style:style>
    <style:style style:name="T51" style:parent-style-name="默认段落字体" style:family="text">
      <style:text-properties fo:color="#1155CC" style:text-underline-type="single" style:text-underline-style="solid" style:text-underline-width="auto" style:text-underline-mode="continuous"/>
    </style:style>
    <style:style style:name="T52" style:parent-style-name="默认段落字体" style:family="text">
      <style:text-properties fo:color="#1155CC" style:text-underline-type="single" style:text-underline-style="solid" style:text-underline-width="auto" style:text-underline-mode="continuous"/>
    </style:style>
    <style:style style:name="T53" style:parent-style-name="默认段落字体" style:family="text">
      <style:text-properties fo:color="#1155CC" style:text-underline-type="single" style:text-underline-style="solid" style:text-underline-width="auto" style:text-underline-mode="continuous"/>
    </style:style>
    <style:style style:name="T54" style:parent-style-name="默认段落字体" style:family="text">
      <style:text-properties fo:color="#1155CC" style:text-underline-type="single" style:text-underline-style="solid" style:text-underline-width="auto" style:text-underline-mode="continuous"/>
    </style:style>
    <style:style style:name="T55" style:parent-style-name="默认段落字体" style:family="text">
      <style:text-properties fo:color="#1155CC" style:text-underline-type="single" style:text-underline-style="solid" style:text-underline-width="auto" style:text-underline-mode="continuous"/>
    </style:style>
    <style:style style:name="T56" style:parent-style-name="默认段落字体" style:family="text">
      <style:text-properties fo:color="#1155CC" style:text-underline-type="single" style:text-underline-style="solid" style:text-underline-width="auto" style:text-underline-mode="continuous"/>
    </style:style>
    <style:style style:name="T57" style:parent-style-name="默认段落字体" style:family="text">
      <style:text-properties fo:color="#1155CC" style:text-underline-type="single" style:text-underline-style="solid" style:text-underline-width="auto" style:text-underline-mode="continuous"/>
    </style:style>
    <style:style style:name="T58" style:parent-style-name="默认段落字体" style:family="text">
      <style:text-properties fo:color="#1155CC" style:text-underline-type="single" style:text-underline-style="solid" style:text-underline-width="auto" style:text-underline-mode="continuous"/>
    </style:style>
    <style:style style:name="T59" style:parent-style-name="默认段落字体" style:family="text">
      <style:text-properties fo:color="#1155CC" style:text-underline-type="single" style:text-underline-style="solid" style:text-underline-width="auto" style:text-underline-mode="continuous"/>
    </style:style>
    <style:style style:name="T60" style:parent-style-name="默认段落字体" style:family="text">
      <style:text-properties fo:color="#1155CC" style:text-underline-type="single" style:text-underline-style="solid" style:text-underline-width="auto" style:text-underline-mode="continuous"/>
    </style:style>
    <style:style style:name="T61" style:parent-style-name="默认段落字体" style:family="text">
      <style:text-properties fo:color="#1155CC" style:text-underline-type="single" style:text-underline-style="solid" style:text-underline-width="auto" style:text-underline-mode="continuous"/>
    </style:style>
    <style:style style:name="T62" style:parent-style-name="默认段落字体" style:family="text">
      <style:text-properties fo:color="#1155CC" style:text-underline-type="single" style:text-underline-style="solid" style:text-underline-width="auto" style:text-underline-mode="continuous"/>
    </style:style>
    <style:style style:name="T63" style:parent-style-name="默认段落字体" style:family="text">
      <style:text-properties fo:color="#1155CC" style:text-underline-type="single" style:text-underline-style="solid" style:text-underline-width="auto" style:text-underline-mode="continuous"/>
    </style:style>
    <style:style style:name="T64" style:parent-style-name="默认段落字体" style:family="text">
      <style:text-properties fo:color="#1155CC" style:text-underline-type="single" style:text-underline-style="solid" style:text-underline-width="auto" style:text-underline-mode="continuous"/>
    </style:style>
    <style:style style:name="T65" style:parent-style-name="默认段落字体" style:family="text">
      <style:text-properties fo:color="#1155CC" style:text-underline-type="single" style:text-underline-style="solid" style:text-underline-width="auto" style:text-underline-mode="continuous"/>
    </style:style>
    <style:style style:name="T66" style:parent-style-name="默认段落字体" style:family="text">
      <style:text-properties fo:color="#1155CC" style:text-underline-type="single" style:text-underline-style="solid" style:text-underline-width="auto" style:text-underline-mode="continuous"/>
    </style:style>
    <style:style style:name="T67" style:parent-style-name="默认段落字体" style:family="text">
      <style:text-properties fo:color="#1155CC" style:text-underline-type="single" style:text-underline-style="solid" style:text-underline-width="auto" style:text-underline-mode="continuous"/>
    </style:style>
    <style:style style:name="T68" style:parent-style-name="默认段落字体" style:family="text">
      <style:text-properties fo:color="#1155CC" style:text-underline-type="single" style:text-underline-style="solid" style:text-underline-width="auto" style:text-underline-mode="continuous"/>
    </style:style>
    <style:style style:name="T69" style:parent-style-name="默认段落字体" style:family="text">
      <style:text-properties fo:color="#1155CC" style:text-underline-type="single" style:text-underline-style="solid" style:text-underline-width="auto" style:text-underline-mode="continuous"/>
    </style:style>
    <style:style style:name="T70" style:parent-style-name="默认段落字体" style:family="text">
      <style:text-properties fo:color="#1155CC" style:text-underline-type="single" style:text-underline-style="solid" style:text-underline-width="auto" style:text-underline-mode="continuous"/>
    </style:style>
    <style:style style:name="T71" style:parent-style-name="默认段落字体" style:family="text">
      <style:text-properties fo:color="#1155CC" style:text-underline-type="single" style:text-underline-style="solid" style:text-underline-width="auto" style:text-underline-mode="continuous"/>
    </style:style>
    <style:style style:name="T72" style:parent-style-name="默认段落字体" style:family="text">
      <style:text-properties fo:color="#1155CC" style:text-underline-type="single" style:text-underline-style="solid" style:text-underline-width="auto" style:text-underline-mode="continuous"/>
    </style:style>
    <style:style style:name="T73" style:parent-style-name="默认段落字体" style:family="text">
      <style:text-properties fo:color="#1155CC" style:text-underline-type="single" style:text-underline-style="solid" style:text-underline-width="auto" style:text-underline-mode="continuous"/>
    </style:style>
    <style:style style:name="T74" style:parent-style-name="默认段落字体" style:family="text">
      <style:text-properties fo:color="#1155CC" style:text-underline-type="single" style:text-underline-style="solid" style:text-underline-width="auto" style:text-underline-mode="continuous"/>
    </style:style>
    <style:style style:name="T75" style:parent-style-name="默认段落字体" style:family="text">
      <style:text-properties fo:color="#1155CC" style:text-underline-type="single" style:text-underline-style="solid" style:text-underline-width="auto" style:text-underline-mode="continuous"/>
    </style:style>
    <style:style style:name="T76" style:parent-style-name="默认段落字体" style:family="text">
      <style:text-properties fo:color="#1155CC" style:text-underline-type="single" style:text-underline-style="solid" style:text-underline-width="auto" style:text-underline-mode="continuous"/>
    </style:style>
    <style:style style:name="T77" style:parent-style-name="默认段落字体" style:family="text">
      <style:text-properties fo:color="#1155CC" style:text-underline-type="single" style:text-underline-style="solid" style:text-underline-width="auto" style:text-underline-mode="continuous"/>
    </style:style>
    <style:style style:name="T78" style:parent-style-name="默认段落字体" style:family="text">
      <style:text-properties fo:color="#1155CC" style:text-underline-type="single" style:text-underline-style="solid" style:text-underline-width="auto" style:text-underline-mode="continuous"/>
    </style:style>
    <style:style style:name="T79" style:parent-style-name="默认段落字体" style:family="text">
      <style:text-properties fo:color="#1155CC" style:text-underline-type="single" style:text-underline-style="solid" style:text-underline-width="auto" style:text-underline-mode="continuous"/>
    </style:style>
    <style:style style:name="T80" style:parent-style-name="默认段落字体" style:family="text">
      <style:text-properties fo:color="#1155CC" style:text-underline-type="single" style:text-underline-style="solid" style:text-underline-width="auto" style:text-underline-mode="continuous"/>
    </style:style>
    <style:style style:name="T81" style:parent-style-name="默认段落字体" style:family="text">
      <style:text-properties fo:color="#1155CC" style:text-underline-type="single" style:text-underline-style="solid" style:text-underline-width="auto" style:text-underline-mode="continuous"/>
    </style:style>
    <style:style style:name="T82" style:parent-style-name="默认段落字体" style:family="text">
      <style:text-properties fo:color="#1155CC" style:text-underline-type="single" style:text-underline-style="solid" style:text-underline-width="auto" style:text-underline-mode="continuous"/>
    </style:style>
    <style:style style:name="T83" style:parent-style-name="默认段落字体" style:family="text">
      <style:text-properties fo:color="#1155CC" style:text-underline-type="single" style:text-underline-style="solid" style:text-underline-width="auto" style:text-underline-mode="continuous"/>
    </style:style>
    <style:style style:name="T84" style:parent-style-name="默认段落字体" style:family="text">
      <style:text-properties fo:color="#1155CC" style:text-underline-type="single" style:text-underline-style="solid" style:text-underline-width="auto" style:text-underline-mode="continuous"/>
    </style:style>
    <style:style style:name="T85" style:parent-style-name="默认段落字体" style:family="text">
      <style:text-properties fo:color="#1155CC" style:text-underline-type="single" style:text-underline-style="solid" style:text-underline-width="auto" style:text-underline-mode="continuous"/>
    </style:style>
    <style:style style:name="T86" style:parent-style-name="默认段落字体" style:family="text">
      <style:text-properties fo:color="#1155CC" style:text-underline-type="single" style:text-underline-style="solid" style:text-underline-width="auto" style:text-underline-mode="continuous"/>
    </style:style>
    <style:style style:name="T87" style:parent-style-name="默认段落字体" style:family="text">
      <style:text-properties fo:color="#1155CC" style:text-underline-type="single" style:text-underline-style="solid" style:text-underline-width="auto" style:text-underline-mode="continuous"/>
    </style:style>
    <style:style style:name="T88" style:parent-style-name="默认段落字体" style:family="text">
      <style:text-properties fo:color="#1155CC" style:text-underline-type="single" style:text-underline-style="solid" style:text-underline-width="auto" style:text-underline-mode="continuous"/>
    </style:style>
    <style:style style:name="T89" style:parent-style-name="默认段落字体" style:family="text">
      <style:text-properties style:font-name="Courier New" style:font-name-asian="Courier New" style:font-name-complex="Courier New"/>
    </style:style>
    <style:style style:name="T90" style:parent-style-name="默认段落字体" style:family="text">
      <style:text-properties style:font-name="Courier New" style:font-name-asian="Courier New" style:font-name-complex="Courier New"/>
    </style:style>
    <style:style style:name="T91" style:parent-style-name="默认段落字体" style:family="text">
      <style:text-properties style:font-name="Courier New" style:font-name-asian="Courier New" style:font-name-complex="Courier New"/>
    </style:style>
    <style:style style:name="T92" style:parent-style-name="默认段落字体" style:family="text">
      <style:text-properties style:font-name="Courier New" style:font-name-asian="Courier New" style:font-name-complex="Courier New"/>
    </style:style>
    <style:style style:name="T93" style:parent-style-name="默认段落字体" style:family="text">
      <style:text-properties style:font-name="Courier New" style:font-name-asian="Courier New" style:font-name-complex="Courier New"/>
    </style:style>
    <style:style style:name="T94" style:parent-style-name="默认段落字体" style:family="text">
      <style:text-properties style:font-name="Courier New" style:font-name-asian="Courier New" style:font-name-complex="Courier New"/>
    </style:style>
    <style:style style:name="T95" style:parent-style-name="默认段落字体" style:family="text">
      <style:text-properties style:font-name="Courier New" style:font-name-asian="Courier New" style:font-name-complex="Courier New"/>
    </style:style>
    <style:style style:name="T96" style:parent-style-name="默认段落字体" style:family="text">
      <style:text-properties style:font-name="Courier New" style:font-name-asian="Courier New" style:font-name-complex="Courier New"/>
    </style:style>
    <style:style style:name="T97" style:parent-style-name="默认段落字体" style:family="text">
      <style:text-properties style:font-name="Courier New" style:font-name-asian="Courier New" style:font-name-complex="Courier New"/>
    </style:style>
    <style:style style:name="T98" style:parent-style-name="默认段落字体" style:family="text">
      <style:text-properties style:font-name="Courier New" style:font-name-asian="Courier New" style:font-name-complex="Courier New"/>
    </style:style>
    <style:style style:name="T99" style:parent-style-name="默认段落字体" style:family="text">
      <style:text-properties style:font-name="Courier New" style:font-name-asian="Courier New" style:font-name-complex="Courier New"/>
    </style:style>
    <style:style style:name="T100" style:parent-style-name="默认段落字体" style:family="text">
      <style:text-properties style:font-name="Courier New" style:font-name-asian="Courier New" style:font-name-complex="Courier New"/>
    </style:style>
    <style:style style:name="T101" style:parent-style-name="默认段落字体" style:family="text">
      <style:text-properties style:font-name="Courier New" style:font-name-asian="Courier New" style:font-name-complex="Courier New"/>
    </style:style>
    <style:style style:name="T102" style:parent-style-name="默认段落字体" style:family="text">
      <style:text-properties style:font-name="Courier New" style:font-name-asian="Courier New" style:font-name-complex="Courier New"/>
    </style:style>
    <style:style style:name="T103" style:parent-style-name="默认段落字体" style:family="text">
      <style:text-properties style:font-name="Courier New" style:font-name-asian="Courier New" style:font-name-complex="Courier New"/>
    </style:style>
    <style:style style:name="T104" style:parent-style-name="默认段落字体" style:family="text">
      <style:text-properties style:font-name="Courier New" style:font-name-asian="Courier New" style:font-name-complex="Courier New"/>
    </style:style>
    <style:style style:name="T105" style:parent-style-name="默认段落字体" style:family="text">
      <style:text-properties style:font-name="Courier New" style:font-name-asian="Courier New" style:font-name-complex="Courier New"/>
    </style:style>
    <style:style style:name="T106" style:parent-style-name="默认段落字体" style:family="text">
      <style:text-properties style:font-name="Courier New" style:font-name-asian="Courier New" style:font-name-complex="Courier New"/>
    </style:style>
    <style:style style:name="T107" style:parent-style-name="默认段落字体" style:family="text">
      <style:text-properties style:font-name="Courier New" style:font-name-asian="Courier New" style:font-name-complex="Courier New"/>
    </style:style>
    <style:style style:name="T108" style:parent-style-name="默认段落字体" style:family="text">
      <style:text-properties fo:color="#1155CC" style:text-underline-type="single" style:text-underline-style="solid" style:text-underline-width="auto" style:text-underline-mode="continuous"/>
    </style:style>
    <style:style style:name="T109" style:parent-style-name="默认段落字体" style:family="text">
      <style:text-properties fo:color="#1155CC" style:text-underline-type="single" style:text-underline-style="solid" style:text-underline-width="auto" style:text-underline-mode="continuous"/>
    </style:style>
    <style:style style:name="T110" style:parent-style-name="默认段落字体" style:family="text">
      <style:text-properties fo:color="#1155CC" style:text-underline-type="single" style:text-underline-style="solid" style:text-underline-width="auto" style:text-underline-mode="continuous"/>
    </style:style>
    <style:style style:name="T111" style:parent-style-name="默认段落字体" style:family="text">
      <style:text-properties fo:color="#1155CC" style:text-underline-type="single" style:text-underline-style="solid" style:text-underline-width="auto" style:text-underline-mode="continuous"/>
    </style:style>
    <style:style style:name="T112" style:parent-style-name="默认段落字体" style:family="text">
      <style:text-properties fo:color="#1155CC" style:text-underline-type="single" style:text-underline-style="solid" style:text-underline-width="auto" style:text-underline-mode="continuous"/>
    </style:style>
    <style:style style:name="T113" style:parent-style-name="默认段落字体" style:family="text">
      <style:text-properties fo:color="#1155CC" style:text-underline-type="single" style:text-underline-style="solid" style:text-underline-width="auto" style:text-underline-mode="continuous"/>
    </style:style>
    <style:style style:name="T114" style:parent-style-name="默认段落字体" style:family="text">
      <style:text-properties fo:color="#1155CC" style:text-underline-type="single" style:text-underline-style="solid" style:text-underline-width="auto" style:text-underline-mode="continuous"/>
    </style:style>
    <style:style style:name="T115" style:parent-style-name="默认段落字体" style:family="text">
      <style:text-properties fo:color="#1155CC" style:text-underline-type="single" style:text-underline-style="solid" style:text-underline-width="auto" style:text-underline-mode="continuous"/>
    </style:style>
    <style:style style:name="T116" style:parent-style-name="默认段落字体" style:family="text">
      <style:text-properties fo:color="#1155CC" style:text-underline-type="single" style:text-underline-style="solid" style:text-underline-width="auto" style:text-underline-mode="continuous"/>
    </style:style>
    <style:style style:name="T117" style:parent-style-name="默认段落字体" style:family="text">
      <style:text-properties fo:color="#1155CC" style:text-underline-type="single" style:text-underline-style="solid" style:text-underline-width="auto" style:text-underline-mode="continuous"/>
    </style:style>
    <style:style style:name="T118" style:parent-style-name="默认段落字体" style:family="text">
      <style:text-properties fo:color="#1155CC" style:text-underline-type="single" style:text-underline-style="solid" style:text-underline-width="auto" style:text-underline-mode="continuous"/>
    </style:style>
    <style:style style:name="T119" style:parent-style-name="默认段落字体" style:family="text">
      <style:text-properties fo:color="#1155CC" style:text-underline-type="single" style:text-underline-style="solid" style:text-underline-width="auto" style:text-underline-mode="continuous"/>
    </style:style>
    <style:style style:name="T120" style:parent-style-name="默认段落字体" style:family="text">
      <style:text-properties fo:color="#1155CC" style:text-underline-type="single" style:text-underline-style="solid" style:text-underline-width="auto" style:text-underline-mode="continuous"/>
    </style:style>
    <style:style style:name="T121" style:parent-style-name="默认段落字体" style:family="text">
      <style:text-properties fo:color="#1155CC" style:text-underline-type="single" style:text-underline-style="solid" style:text-underline-width="auto" style:text-underline-mode="continuous"/>
    </style:style>
    <style:style style:name="T122" style:parent-style-name="默认段落字体" style:family="text">
      <style:text-properties fo:color="#1155CC" style:text-underline-type="single" style:text-underline-style="solid" style:text-underline-width="auto" style:text-underline-mode="continuous"/>
    </style:style>
    <style:style style:name="T123" style:parent-style-name="默认段落字体" style:family="text">
      <style:text-properties fo:color="#1155CC" style:text-underline-type="single" style:text-underline-style="solid" style:text-underline-width="auto" style:text-underline-mode="continuous"/>
    </style:style>
    <style:style style:name="T124" style:parent-style-name="默认段落字体" style:family="text">
      <style:text-properties fo:color="#1155CC" style:text-underline-type="single" style:text-underline-style="solid" style:text-underline-width="auto" style:text-underline-mode="continuous"/>
    </style:style>
    <style:style style:name="T125" style:parent-style-name="默认段落字体" style:family="text">
      <style:text-properties fo:color="#1155CC" style:text-underline-type="single" style:text-underline-style="solid" style:text-underline-width="auto" style:text-underline-mode="continuous"/>
    </style:style>
    <style:style style:name="T126" style:parent-style-name="默认段落字体" style:family="text">
      <style:text-properties fo:color="#1155CC" style:text-underline-type="single" style:text-underline-style="solid" style:text-underline-width="auto" style:text-underline-mode="continuous"/>
    </style:style>
    <style:style style:name="T127" style:parent-style-name="默认段落字体" style:family="text">
      <style:text-properties fo:color="#1155CC" style:text-underline-type="single" style:text-underline-style="solid" style:text-underline-width="auto" style:text-underline-mode="continuous"/>
    </style:style>
    <style:style style:name="T128" style:parent-style-name="默认段落字体" style:family="text">
      <style:text-properties fo:color="#1155CC" style:text-underline-type="single" style:text-underline-style="solid" style:text-underline-width="auto" style:text-underline-mode="continuous"/>
    </style:style>
    <style:style style:name="T129" style:parent-style-name="默认段落字体" style:family="text">
      <style:text-properties fo:color="#1155CC" style:text-underline-type="single" style:text-underline-style="solid" style:text-underline-width="auto" style:text-underline-mode="continuous"/>
    </style:style>
    <style:style style:name="P130" style:parent-style-name="Standard" style:family="paragraph"/>
    <style:style style:name="T131" style:parent-style-name="默认段落字体" style:family="text">
      <style:text-properties style:font-name="Courier New" style:font-name-asian="Courier New" style:font-name-complex="Courier New"/>
    </style:style>
    <style:style style:name="T132" style:parent-style-name="默认段落字体" style:family="text">
      <style:text-properties style:font-name="Courier New" style:font-name-asian="Courier New" style:font-name-complex="Courier New"/>
    </style:style>
    <style:style style:name="T133" style:parent-style-name="默认段落字体" style:family="text">
      <style:text-properties style:font-name="Courier New" style:font-name-asian="Courier New" style:font-name-complex="Courier New"/>
    </style:style>
    <style:style style:name="P134" style:parent-style-name="Standard" style:family="paragraph"/>
    <style:style style:name="T135" style:parent-style-name="默认段落字体" style:family="text">
      <style:text-properties style:font-name="Courier New" style:font-name-asian="Courier New" style:font-name-complex="Courier New"/>
    </style:style>
    <style:style style:name="T136" style:parent-style-name="默认段落字体" style:family="text">
      <style:text-properties style:font-name="Courier New" style:font-name-asian="Courier New" style:font-name-complex="Courier New"/>
    </style:style>
    <style:style style:name="T137" style:parent-style-name="默认段落字体" style:family="text">
      <style:text-properties style:font-name="Courier New" style:font-name-asian="Courier New" style:font-name-complex="Courier New"/>
    </style:style>
    <style:style style:name="T138" style:parent-style-name="默认段落字体" style:family="text">
      <style:text-properties style:font-name="Courier New" style:font-name-asian="Courier New" style:font-name-complex="Courier New"/>
    </style:style>
    <style:style style:name="T139" style:parent-style-name="默认段落字体" style:family="text">
      <style:text-properties style:font-name="Courier New" style:font-name-asian="Courier New" style:font-name-complex="Courier New"/>
    </style:style>
    <style:style style:name="T140" style:parent-style-name="默认段落字体" style:family="text">
      <style:text-properties style:font-name="Courier New" style:font-name-asian="Courier New" style:font-name-complex="Courier New"/>
    </style:style>
    <style:style style:name="T141" style:parent-style-name="默认段落字体" style:family="text">
      <style:text-properties style:font-name="Courier New" style:font-name-asian="Courier New" style:font-name-complex="Courier New"/>
    </style:style>
    <style:style style:name="T142" style:parent-style-name="默认段落字体" style:family="text">
      <style:text-properties style:font-name="Courier New" style:font-name-asian="Courier New" style:font-name-complex="Courier New"/>
    </style:style>
    <style:style style:name="P143" style:parent-style-name="Standard" style:family="paragraph"/>
    <style:style style:name="T144" style:parent-style-name="默认段落字体" style:family="text">
      <style:text-properties fo:color="#1155CC" style:text-underline-type="single" style:text-underline-style="solid" style:text-underline-width="auto" style:text-underline-mode="continuous"/>
    </style:style>
    <style:style style:name="T145" style:parent-style-name="默认段落字体" style:family="text">
      <style:text-properties fo:color="#1155CC" style:text-underline-type="single" style:text-underline-style="solid" style:text-underline-width="auto" style:text-underline-mode="continuous"/>
    </style:style>
    <style:style style:name="T146" style:parent-style-name="默认段落字体" style:family="text">
      <style:text-properties fo:color="#1155CC" style:text-underline-type="single" style:text-underline-style="solid" style:text-underline-width="auto" style:text-underline-mode="continuous"/>
    </style:style>
    <style:style style:name="T147" style:parent-style-name="默认段落字体" style:family="text">
      <style:text-properties fo:color="#1155CC" style:text-underline-type="single" style:text-underline-style="solid" style:text-underline-width="auto" style:text-underline-mode="continuous"/>
    </style:style>
    <style:style style:name="T148" style:parent-style-name="默认段落字体" style:family="text">
      <style:text-properties fo:color="#1155CC" style:text-underline-type="single" style:text-underline-style="solid" style:text-underline-width="auto" style:text-underline-mode="continuous"/>
    </style:style>
    <style:style style:name="T149" style:parent-style-name="默认段落字体" style:family="text">
      <style:text-properties fo:color="#1155CC" style:text-underline-type="single" style:text-underline-style="solid" style:text-underline-width="auto" style:text-underline-mode="continuous"/>
    </style:style>
    <style:style style:name="T150" style:parent-style-name="默认段落字体" style:family="text">
      <style:text-properties fo:color="#1155CC" style:text-underline-type="single" style:text-underline-style="solid" style:text-underline-width="auto" style:text-underline-mode="continuous"/>
    </style:style>
    <style:style style:name="T151" style:parent-style-name="默认段落字体" style:family="text">
      <style:text-properties fo:color="#1155CC" style:text-underline-type="single" style:text-underline-style="solid" style:text-underline-width="auto" style:text-underline-mode="continuous"/>
    </style:style>
    <style:style style:name="T152" style:parent-style-name="默认段落字体" style:family="text">
      <style:text-properties fo:color="#1155CC" style:text-underline-type="single" style:text-underline-style="solid" style:text-underline-width="auto" style:text-underline-mode="continuous"/>
    </style:style>
    <style:style style:name="T153" style:parent-style-name="默认段落字体" style:family="text">
      <style:text-properties fo:color="#1155CC" style:text-underline-type="single" style:text-underline-style="solid" style:text-underline-width="auto" style:text-underline-mode="continuous"/>
    </style:style>
    <style:style style:name="T154" style:parent-style-name="默认段落字体" style:family="text">
      <style:text-properties fo:color="#1155CC" style:text-underline-type="single" style:text-underline-style="solid" style:text-underline-width="auto" style:text-underline-mode="continuous"/>
    </style:style>
    <style:style style:name="T155" style:parent-style-name="默认段落字体" style:family="text">
      <style:text-properties fo:color="#1155CC" style:text-underline-type="single" style:text-underline-style="solid" style:text-underline-width="auto" style:text-underline-mode="continuous"/>
    </style:style>
    <style:style style:name="T156" style:parent-style-name="默认段落字体" style:family="text">
      <style:text-properties fo:color="#1155CC" style:text-underline-type="single" style:text-underline-style="solid" style:text-underline-width="auto" style:text-underline-mode="continuous"/>
    </style:style>
    <style:style style:name="T157" style:parent-style-name="默认段落字体" style:family="text">
      <style:text-properties fo:color="#1155CC" style:text-underline-type="single" style:text-underline-style="solid" style:text-underline-width="auto" style:text-underline-mode="continuous"/>
    </style:style>
    <style:style style:name="T158" style:parent-style-name="默认段落字体" style:family="text">
      <style:text-properties fo:color="#1155CC" style:text-underline-type="single" style:text-underline-style="solid" style:text-underline-width="auto" style:text-underline-mode="continuous"/>
    </style:style>
    <style:style style:name="T159" style:parent-style-name="默认段落字体" style:family="text">
      <style:text-properties fo:color="#1155CC" style:text-underline-type="single" style:text-underline-style="solid" style:text-underline-width="auto" style:text-underline-mode="continuous"/>
    </style:style>
    <style:style style:name="T160" style:parent-style-name="默认段落字体" style:family="text">
      <style:text-properties fo:color="#1155CC" style:text-underline-type="single" style:text-underline-style="solid" style:text-underline-width="auto" style:text-underline-mode="continuous"/>
    </style:style>
    <style:style style:name="T161" style:parent-style-name="默认段落字体" style:family="text">
      <style:text-properties fo:color="#1155CC" style:text-underline-type="single" style:text-underline-style="solid" style:text-underline-width="auto" style:text-underline-mode="continuous"/>
    </style:style>
    <style:style style:name="T162" style:parent-style-name="默认段落字体" style:family="text">
      <style:text-properties fo:color="#1155CC" style:text-underline-type="single" style:text-underline-style="solid" style:text-underline-width="auto" style:text-underline-mode="continuous"/>
    </style:style>
    <style:style style:name="T163" style:parent-style-name="默认段落字体" style:family="text">
      <style:text-properties fo:color="#1155CC" style:text-underline-type="single" style:text-underline-style="solid" style:text-underline-width="auto" style:text-underline-mode="continuous"/>
    </style:style>
    <style:style style:name="T164" style:parent-style-name="默认段落字体" style:family="text">
      <style:text-properties fo:color="#1155CC" style:text-underline-type="single" style:text-underline-style="solid" style:text-underline-width="auto" style:text-underline-mode="continuous"/>
    </style:style>
    <style:style style:name="T165" style:parent-style-name="默认段落字体" style:family="text">
      <style:text-properties fo:color="#1155CC" style:text-underline-type="single" style:text-underline-style="solid" style:text-underline-width="auto" style:text-underline-mode="continuous"/>
    </style:style>
    <style:style style:name="T166" style:parent-style-name="默认段落字体" style:family="text">
      <style:text-properties fo:color="#1155CC" style:text-underline-type="single" style:text-underline-style="solid" style:text-underline-width="auto" style:text-underline-mode="continuous"/>
    </style:style>
    <style:style style:name="T167" style:parent-style-name="默认段落字体" style:family="text">
      <style:text-properties fo:color="#1155CC" style:text-underline-type="single" style:text-underline-style="solid" style:text-underline-width="auto" style:text-underline-mode="continuous"/>
    </style:style>
    <style:style style:name="T168" style:parent-style-name="默认段落字体" style:family="text">
      <style:text-properties fo:color="#1155CC" style:text-underline-type="single" style:text-underline-style="solid" style:text-underline-width="auto" style:text-underline-mode="continuous"/>
    </style:style>
    <style:style style:name="T169" style:parent-style-name="默认段落字体" style:family="text">
      <style:text-properties fo:color="#1155CC" style:text-underline-type="single" style:text-underline-style="solid" style:text-underline-width="auto" style:text-underline-mode="continuous"/>
    </style:style>
    <style:style style:name="T170" style:parent-style-name="默认段落字体" style:family="text">
      <style:text-properties fo:color="#1155CC" style:text-underline-type="single" style:text-underline-style="solid" style:text-underline-width="auto" style:text-underline-mode="continuous"/>
    </style:style>
    <style:style style:name="T171" style:parent-style-name="默认段落字体" style:family="text">
      <style:text-properties fo:color="#1155CC" style:text-underline-type="single" style:text-underline-style="solid" style:text-underline-width="auto" style:text-underline-mode="continuous"/>
    </style:style>
    <style:style style:name="T172" style:parent-style-name="默认段落字体" style:family="text">
      <style:text-properties fo:color="#1155CC" style:text-underline-type="single" style:text-underline-style="solid" style:text-underline-width="auto" style:text-underline-mode="continuous"/>
    </style:style>
    <style:style style:name="T173" style:parent-style-name="默认段落字体" style:family="text">
      <style:text-properties fo:color="#1155CC" style:text-underline-type="single" style:text-underline-style="solid" style:text-underline-width="auto" style:text-underline-mode="continuous"/>
    </style:style>
    <style:style style:name="T174" style:parent-style-name="默认段落字体" style:family="text">
      <style:text-properties fo:color="#1155CC" style:text-underline-type="single" style:text-underline-style="solid" style:text-underline-width="auto" style:text-underline-mode="continuous"/>
    </style:style>
    <style:style style:name="T175" style:parent-style-name="默认段落字体" style:family="text">
      <style:text-properties fo:color="#1155CC" style:text-underline-type="single" style:text-underline-style="solid" style:text-underline-width="auto" style:text-underline-mode="continuous"/>
    </style:style>
    <style:style style:name="T176" style:parent-style-name="默认段落字体" style:family="text">
      <style:text-properties fo:color="#1155CC" style:text-underline-type="single" style:text-underline-style="solid" style:text-underline-width="auto" style:text-underline-mode="continuous"/>
    </style:style>
    <style:style style:name="T177" style:parent-style-name="默认段落字体" style:family="text">
      <style:text-properties fo:color="#1155CC" style:text-underline-type="single" style:text-underline-style="solid" style:text-underline-width="auto" style:text-underline-mode="continuous"/>
    </style:style>
    <style:style style:name="T178" style:parent-style-name="默认段落字体" style:family="text">
      <style:text-properties fo:color="#1155CC" style:text-underline-type="single" style:text-underline-style="solid" style:text-underline-width="auto" style:text-underline-mode="continuous"/>
    </style:style>
    <style:style style:name="T179" style:parent-style-name="默认段落字体" style:family="text">
      <style:text-properties fo:color="#1155CC" style:text-underline-type="single" style:text-underline-style="solid" style:text-underline-width="auto" style:text-underline-mode="continuous"/>
    </style:style>
    <style:style style:name="T180" style:parent-style-name="默认段落字体" style:family="text">
      <style:text-properties fo:color="#1155CC" style:text-underline-type="single" style:text-underline-style="solid" style:text-underline-width="auto" style:text-underline-mode="continuous"/>
    </style:style>
    <style:style style:name="T181" style:parent-style-name="默认段落字体" style:family="text">
      <style:text-properties fo:color="#1155CC" style:text-underline-type="single" style:text-underline-style="solid" style:text-underline-width="auto" style:text-underline-mode="continuous"/>
    </style:style>
    <style:style style:name="T182" style:parent-style-name="默认段落字体" style:family="text">
      <style:text-properties fo:color="#1155CC" style:text-underline-type="single" style:text-underline-style="solid" style:text-underline-width="auto" style:text-underline-mode="continuous"/>
    </style:style>
    <style:style style:name="T183" style:parent-style-name="默认段落字体" style:family="text">
      <style:text-properties fo:color="#1155CC" style:text-underline-type="single" style:text-underline-style="solid" style:text-underline-width="auto" style:text-underline-mode="continuous"/>
    </style:style>
    <style:style style:name="T184" style:parent-style-name="默认段落字体" style:family="text">
      <style:text-properties fo:color="#1155CC" style:text-underline-type="single" style:text-underline-style="solid" style:text-underline-width="auto" style:text-underline-mode="continuous"/>
    </style:style>
    <style:style style:name="T185" style:parent-style-name="默认段落字体" style:family="text">
      <style:text-properties fo:color="#1155CC" style:text-underline-type="single" style:text-underline-style="solid" style:text-underline-width="auto" style:text-underline-mode="continuous"/>
    </style:style>
    <style:style style:name="T186" style:parent-style-name="默认段落字体" style:family="text">
      <style:text-properties fo:color="#1155CC" style:text-underline-type="single" style:text-underline-style="solid" style:text-underline-width="auto" style:text-underline-mode="continuous"/>
    </style:style>
    <style:style style:name="T187" style:parent-style-name="默认段落字体" style:family="text">
      <style:text-properties fo:color="#1155CC" style:text-underline-type="single" style:text-underline-style="solid" style:text-underline-width="auto" style:text-underline-mode="continuous"/>
    </style:style>
    <style:style style:name="T188" style:parent-style-name="默认段落字体" style:family="text">
      <style:text-properties fo:color="#1155CC" style:text-underline-type="single" style:text-underline-style="solid" style:text-underline-width="auto" style:text-underline-mode="continuous"/>
    </style:style>
    <style:style style:name="T189" style:parent-style-name="默认段落字体" style:family="text">
      <style:text-properties fo:color="#1155CC" style:text-underline-type="single" style:text-underline-style="solid" style:text-underline-width="auto" style:text-underline-mode="continuous"/>
    </style:style>
    <style:style style:name="T190" style:parent-style-name="默认段落字体" style:family="text">
      <style:text-properties fo:color="#1155CC" style:text-underline-type="single" style:text-underline-style="solid" style:text-underline-width="auto" style:text-underline-mode="continuous"/>
    </style:style>
    <style:style style:name="T191" style:parent-style-name="默认段落字体" style:family="text">
      <style:text-properties fo:color="#1155CC" style:text-underline-type="single" style:text-underline-style="solid" style:text-underline-width="auto" style:text-underline-mode="continuous"/>
    </style:style>
    <style:style style:name="T192" style:parent-style-name="默认段落字体" style:family="text">
      <style:text-properties fo:color="#1155CC" style:text-underline-type="single" style:text-underline-style="solid" style:text-underline-width="auto" style:text-underline-mode="continuous"/>
    </style:style>
    <style:style style:name="T193" style:parent-style-name="默认段落字体" style:family="text">
      <style:text-properties fo:color="#1155CC" style:text-underline-type="single" style:text-underline-style="solid" style:text-underline-width="auto" style:text-underline-mode="continuous"/>
    </style:style>
    <style:style style:name="T194" style:parent-style-name="默认段落字体" style:family="text">
      <style:text-properties fo:color="#1155CC" style:text-underline-type="single" style:text-underline-style="solid" style:text-underline-width="auto" style:text-underline-mode="continuous"/>
    </style:style>
    <style:style style:name="T195" style:parent-style-name="默认段落字体" style:family="text">
      <style:text-properties fo:color="#1155CC" style:text-underline-type="single" style:text-underline-style="solid" style:text-underline-width="auto" style:text-underline-mode="continuous"/>
    </style:style>
    <style:style style:name="T196" style:parent-style-name="默认段落字体" style:family="text">
      <style:text-properties fo:color="#1155CC" style:text-underline-type="single" style:text-underline-style="solid" style:text-underline-width="auto" style:text-underline-mode="continuous"/>
    </style:style>
    <style:style style:name="T197" style:parent-style-name="默认段落字体" style:family="text">
      <style:text-properties fo:color="#1155CC" style:text-underline-type="single" style:text-underline-style="solid" style:text-underline-width="auto" style:text-underline-mode="continuous"/>
    </style:style>
    <style:style style:name="T198" style:parent-style-name="默认段落字体" style:family="text">
      <style:text-properties fo:color="#1155CC" style:text-underline-type="single" style:text-underline-style="solid" style:text-underline-width="auto" style:text-underline-mode="continuous"/>
    </style:style>
    <style:style style:name="T199" style:parent-style-name="默认段落字体" style:family="text">
      <style:text-properties fo:color="#1155CC" style:text-underline-type="single" style:text-underline-style="solid" style:text-underline-width="auto" style:text-underline-mode="continuous"/>
    </style:style>
    <style:style style:name="T200" style:parent-style-name="默认段落字体" style:family="text">
      <style:text-properties fo:color="#1155CC" style:text-underline-type="single" style:text-underline-style="solid" style:text-underline-width="auto" style:text-underline-mode="continuous"/>
    </style:style>
    <style:style style:name="T201" style:parent-style-name="默认段落字体" style:family="text">
      <style:text-properties fo:color="#1155CC" style:text-underline-type="single" style:text-underline-style="solid" style:text-underline-width="auto" style:text-underline-mode="continuous"/>
    </style:style>
    <style:style style:name="T202" style:parent-style-name="默认段落字体" style:family="text">
      <style:text-properties fo:color="#1155CC" style:text-underline-type="single" style:text-underline-style="solid" style:text-underline-width="auto" style:text-underline-mode="continuous"/>
    </style:style>
    <style:style style:name="T203" style:parent-style-name="默认段落字体" style:family="text">
      <style:text-properties fo:color="#1155CC" style:text-underline-type="single" style:text-underline-style="solid" style:text-underline-width="auto" style:text-underline-mode="continuous"/>
    </style:style>
    <style:style style:name="T204" style:parent-style-name="默认段落字体" style:family="text">
      <style:text-properties fo:color="#1155CC" style:text-underline-type="single" style:text-underline-style="solid" style:text-underline-width="auto" style:text-underline-mode="continuous"/>
    </style:style>
    <style:style style:name="T205" style:parent-style-name="默认段落字体" style:family="text">
      <style:text-properties fo:color="#1155CC" style:text-underline-type="single" style:text-underline-style="solid" style:text-underline-width="auto" style:text-underline-mode="continuous"/>
    </style:style>
    <style:style style:name="T206" style:parent-style-name="默认段落字体" style:family="text">
      <style:text-properties fo:color="#1155CC" style:text-underline-type="single" style:text-underline-style="solid" style:text-underline-width="auto" style:text-underline-mode="continuous"/>
    </style:style>
    <style:style style:name="P207" style:parent-style-name="Standard" style:family="paragraph"/>
    <style:style style:name="P208" style:parent-style-name="Standard" style:family="paragraph"/>
    <style:style style:name="P209" style:parent-style-name="Standard" style:family="paragraph"/>
    <style:style style:name="T210" style:parent-style-name="默认段落字体" style:family="text">
      <style:text-properties style:font-name="Courier New" style:font-name-asian="Courier New" style:font-name-complex="Courier New"/>
    </style:style>
    <style:style style:name="T211" style:parent-style-name="默认段落字体" style:family="text">
      <style:text-properties style:font-name="Courier New" style:font-name-asian="Courier New" style:font-name-complex="Courier New"/>
    </style:style>
    <style:style style:name="T212" style:parent-style-name="默认段落字体" style:family="text">
      <style:text-properties style:font-name="Courier New" style:font-name-asian="Courier New" style:font-name-complex="Courier New"/>
    </style:style>
    <style:style style:name="T213" style:parent-style-name="默认段落字体" style:family="text">
      <style:text-properties style:font-name="Courier New" style:font-name-asian="Courier New" style:font-name-complex="Courier New"/>
    </style:style>
    <style:style style:name="T214" style:parent-style-name="默认段落字体" style:family="text">
      <style:text-properties style:font-name="Courier New" style:font-name-asian="Courier New" style:font-name-complex="Courier New"/>
    </style:style>
    <style:style style:name="T215" style:parent-style-name="默认段落字体" style:family="text">
      <style:text-properties style:font-name="Courier New" style:font-name-asian="Courier New" style:font-name-complex="Courier New"/>
    </style:style>
    <style:style style:name="T216" style:parent-style-name="默认段落字体" style:family="text">
      <style:text-properties style:font-name="Courier New" style:font-name-asian="Courier New" style:font-name-complex="Courier New"/>
    </style:style>
    <style:style style:name="T217" style:parent-style-name="默认段落字体" style:family="text">
      <style:text-properties style:font-name="Courier New" style:font-name-asian="Courier New" style:font-name-complex="Courier New"/>
    </style:style>
    <style:style style:name="T218" style:parent-style-name="默认段落字体" style:family="text">
      <style:text-properties style:font-name="Courier New" style:font-name-asian="Courier New" style:font-name-complex="Courier New"/>
    </style:style>
    <style:style style:name="T219" style:parent-style-name="默认段落字体" style:family="text">
      <style:text-properties style:font-name="Courier New" style:font-name-asian="Courier New" style:font-name-complex="Courier New"/>
    </style:style>
    <style:style style:name="T220" style:parent-style-name="默认段落字体" style:family="text">
      <style:text-properties style:font-name="Courier New" style:font-name-asian="Courier New" style:font-name-complex="Courier New"/>
    </style:style>
    <style:style style:name="P221" style:parent-style-name="Standard" style:family="paragraph"/>
    <style:style style:name="P222" style:parent-style-name="Standard" style:family="paragraph"/>
    <style:style style:name="P223" style:parent-style-name="Standard" style:family="paragraph"/>
    <style:style style:name="P224" style:parent-style-name="Standard" style:family="paragraph"/>
  </office:automatic-styles>
  <office:body>
    <office:text text:use-soft-page-breaks="true">
      <text:p text:style-name="P1"><text:bookmark-start text:name="h.n8h9n6rhjjgo"/><text:bookmark-end text:name="h.n8h9n6rhjjgo"/>RoboCup 3D Soccer Simulation</text:p>
      <text:p text:style-name="副标题"><text:bookmark-start text:name="h.aag8rdaekgt6"/><text:bookmark-end text:name="h.aag8rdaekgt6"/>Organizing Committee Guide</text:p>
      <text:h text:style-name="标题1" text:outline-level="1"><text:bookmark-start text:name="h.2ii8wtcyhbta"/><text:bookmark-end text:name="h.2ii8wtcyhbta"/>Introduction</text:h>
      <text:p text:style-name="Standard">This document aims to provide a complete guide to the Organizing Committee (OC) of a RoboCup 3D Soccer Simulation competition. It provides a platform to transfer knowledge and experience<text:s/>gained from past competitions. Examples of content it should have include, but are not limited to: hardware requirements; installation instructions; scheduling guides; tips on rules; experience of extraordinary situations and rulings.</text:p>
      <text:h text:style-name="标题1" text:outline-level="1"><text:bookmark-start text:name="h.ehuhitjsgkvy"/><text:bookmark-end text:name="h.ehuhitjsgkvy"/>Hardware</text:h>
      <text:h text:style-name="标题2" text:outline-level="2"><text:bookmark-start text:name="h.8fvnh0k652xz"/><text:bookmark-end text:name="h.8fvnh0k652xz"/>Machines</text:h>
      <text:p text:style-name="Standard">To<text:s/>run a competition, <text:s/>the following list of machines is the<text:s/><text:span text:style-name="T2">bare minimum</text:span><text:s/>that <text:s/>is required:</text:p>
      <text:list text:style-name="LS1">
        <text:list-item>
          <text:p text:style-name="P3">1x Server machine; as many cores as possible (simspark using ODE-TBB can in theory use 22 cores in parallel, but 8 (or 4 hyperthreaded) cores usually suffices).</text:p>
        </text:list-item>
        <text:list-item>
          <text:p text:style-name="P4">2x Client/Agent machines; again as many cores as possible, as each will run 11 agents.</text:p>
        </text:list-item>
        <text:list-item>
          <text:p text:style-name="P5">1x Monitor, keyboard, mouse.</text:p>
        </text:list-item>
        <text:list-item>
          <text:p text:style-name="P6">Decent size HDs for all machines, e.g. 500GB; for the server machine to store match logfiles, for client machines to store team logfiles.</text:p>
        </text:list-item>
      </text:list>
      <text:p text:style-name="Standard"/>
      <text:p text:style-name="Standard">Furthermore, the following is highly advised to have things run more smoothly:</text:p>
      <text:list text:style-name="LS2">
        <text:list-item>
          <text:p text:style-name="P7">1x Visualization machine; mid-range GPU. If not available, the server machine should be equipped with such a GPU and used as the visualization machine.</text:p>
        </text:list-item>
        <text:list-item>
          <text:p text:style-name="P8">Monitor, keyboard and mouse for each available machine.</text:p>
        </text:list-item>
        <text:list-item>
          <text:p text:style-name="P9">1x File server machine, to host NFS and NIS if used.</text:p>
        </text:list-item>
      </text:list>
      <text:p text:style-name="Standard"/>
      <text:p text:style-name="Standard">The above cluster of machines can be repeated to run multiple matches in parallel. With ~20+ teams at least 2 of these clusters is needed to be able to run all matches. An extra cluster for teams to test on is helpful as well.</text:p>
      <text:h text:style-name="标题2" text:outline-level="2"><text:bookmark-start text:name="h.vatouihtzzqr"/><text:bookmark-end text:name="h.vatouihtzzqr"/>Network</text:h>
      <text:list text:style-name="LS3">
        <text:list-item>
          <text:p text:style-name="P10">To build a network, a Gigabit switch + NICs and CAT6 cables<text:s/><text:span text:style-name="T11">must</text:span><text:s/>be used.</text:p>
        </text:list-item>
        <text:list-item>
          <text:p text:style-name="P12">It must be possible to physically disconnect the competition network from the internet/event LAN, which must be done during<text:s/>matches to restrict interference. If using multiple clusters, having the ability to separate them physically may help stability, though when using NFS this means you need a mirroring file server for each cluster.<text:s/></text:p>
        </text:list-item>
        <text:list-item>
          <text:p text:style-name="P13">The competition machines should have static IPs.</text:p>
        </text:list-item>
      </text:list>
      <text:h text:style-name="标题1" text:outline-level="1"><text:bookmark-start text:name="h.cjevrdai5mi1"/><text:bookmark-end text:name="h.cjevrdai5mi1"/></text:h>
      <text:h text:style-name="P14" text:outline-level="1"><text:bookmark-start text:name="h.4l0j3eb6sms"/><text:bookmark-start text:name="h.ybzi8qiql7qt"/><text:bookmark-end text:name="h.4l0j3eb6sms"/><text:bookmark-end text:name="h.ybzi8qiql7qt"/><text:soft-page-break/>Set-Up</text:h>
      <text:h text:style-name="标题2" text:outline-level="2"><text:bookmark-start text:name="h.r129ksf8toc6"/><text:bookmark-end text:name="h.r129ksf8toc6"/>OS</text:h>
      <text:list text:style-name="LS4">
        <text:list-item>
          <text:p text:style-name="P15">Choose a recent Linux OS that you are comfortable with, and that you know of that the simulator runs on. Most teams will be familiar with Ubuntu, other popular choice is Fedora.</text:p>
        </text:list-item>
        <text:list-item>
          <text:p text:style-name="P16">Choose a 64 bit OS.</text:p>
        </text:list-item>
        <text:list-item>
          <text:p text:style-name="P17">Have several installation methods ready, with different versions if unsure, and both on disk and on USB drive in case the machines don’t support one.</text:p>
        </text:list-item>
      </text:list>
      <text:h text:style-name="标题2" text:outline-level="2"><text:bookmark-start text:name="h.h2h44ll1dgyv"/><text:bookmark-end text:name="h.h2h44ll1dgyv"/>Configuration</text:h>
      <text:list text:style-name="LS4">
        <text:list-item>
          <text:p text:style-name="P18">During installation, give each machine a useful host name (e.g. server1, agent1, monitor1).</text:p>
        </text:list-item>
        <text:list-item>
          <text:p text:style-name="P19">Install required packages on all machines. On Ubuntu:<text:line-break/><text:line-break/><text:span text:style-name="T20">$ sudo apt-get install openssh-server</text:span><text:span text:style-name="T21"><text:line-break/></text:span></text:p>
        </text:list-item>
        <text:list-item>
          <text:p text:style-name="P22">The League Manager (see below) uses the root account to log into the different machines. Ubuntu by default disables this account, to enable it give it a password by running:<text:line-break/><text:line-break/><text:span text:style-name="T23">$ sudo passwd root</text:span><text:line-break/><text:line-break/>Do this on the server and client machines</text:p>
        </text:list-item>
      </text:list>
      <text:list text:style-name="LS5">
        <text:list-item>
          <text:p text:style-name="P24">List all machine IP address and host names in /etc/hosts and distribute it over all machines.</text:p>
        </text:list-item>
        <text:list-item>
          <text:p text:style-name="P25">Set up passwordless SSH. First generate an SSH key on the machine and under the account from which you will run the league manager, usually the visualization machine:<text:line-break/><text:line-break/><text:span text:style-name="T26">$ ssh-keygen</text:span><text:line-break/><text:line-break/>Press &lt;Enter&gt; on all questions to select the default values, and to choose not to set a password. This will generate a private and public key. The latter must be distributed to root accounts on the other machines. For this, run:<text:line-break/><text:line-break/><text:span text:style-name="T27">$ ssh-copy-id root@hostname</text:span><text:span text:style-name="T28"><text:line-break/></text:span><text:span text:style-name="T29"><text:line-break/></text:span>where you select the right hostname. Do this at least for all the machines in the same cluster (i.e. per visualization machine for one server and two client machines). It is also useful to set this<text:s/>up for your own account on all machines, by running the same command without ‘root@’.</text:p>
        </text:list-item>
      </text:list>
      <text:h text:style-name="标题2" text:outline-level="2"><text:bookmark-start text:name="h.jib6dm7p64jm"/><text:bookmark-end text:name="h.jib6dm7p64jm"/>NFS</text:h>
      <text:p text:style-name="Standard">NFS is used to make home directories available on all machines.</text:p>
      <text:p text:style-name="Standard"/>
      <text:p text:style-name="Standard">Firstly, install the server. For Ubuntu, follow the Quick-Start steps in:</text:p>
      <text:p text:style-name="Standard"/>
      <text:p text:style-name="Standard"><text:a xlink:href="https://help.ubuntu.com/community/SettingUpNFSHowTo" office:target-frame-name="_top" xlink:show="replace"><text:span text:style-name="T30">https</text:span></text:a><text:a xlink:href="https://help.ubuntu.com/community/SettingUpNFSHowTo" office:target-frame-name="_top" xlink:show="replace"><text:span text:style-name="T31">://</text:span></text:a><text:a xlink:href="https://help.ubuntu.com/community/SettingUpNFSHowTo" office:target-frame-name="_top" xlink:show="replace"><text:span text:style-name="T32">help</text:span></text:a><text:a xlink:href="https://help.ubuntu.com/community/SettingUpNFSHowTo" office:target-frame-name="_top" xlink:show="replace"><text:span text:style-name="T33">.</text:span></text:a><text:a xlink:href="https://help.ubuntu.com/community/SettingUpNFSHowTo" office:target-frame-name="_top" xlink:show="replace"><text:span text:style-name="T34">ubuntu</text:span></text:a><text:a xlink:href="https://help.ubuntu.com/community/SettingUpNFSHowTo" office:target-frame-name="_top" xlink:show="replace"><text:span text:style-name="T35">.</text:span></text:a><text:a xlink:href="https://help.ubuntu.com/community/SettingUpNFSHowTo" office:target-frame-name="_top" xlink:show="replace"><text:span text:style-name="T36">com</text:span></text:a><text:a xlink:href="https://help.ubuntu.com/community/SettingUpNFSHowTo" office:target-frame-name="_top" xlink:show="replace"><text:span text:style-name="T37">/</text:span></text:a><text:a xlink:href="https://help.ubuntu.com/community/SettingUpNFSHowTo" office:target-frame-name="_top" xlink:show="replace"><text:span text:style-name="T38">community</text:span></text:a><text:a xlink:href="https://help.ubuntu.com/community/SettingUpNFSHowTo" office:target-frame-name="_top" xlink:show="replace"><text:span text:style-name="T39">/</text:span></text:a><text:a xlink:href="https://help.ubuntu.com/community/SettingUpNFSHowTo" office:target-frame-name="_top" xlink:show="replace"><text:span text:style-name="T40">SettingUpNFSHowTo</text:span></text:a></text:p>
      <text:p text:style-name="Standard"/>
      <text:p text:style-name="Standard">If you put all the teams’ home folders under /home/teams for instance, you may have the following line in /etc/fstab (copy of RC2013):</text:p>
      <text:p text:style-name="Standard"/>
      <text:p text:style-name="Standard"><text:span text:style-name="T41">/home/teams <text:s text:c="3"/>/export/teams <text:s text:c="3"/>none <text:s text:c="3"/>b</text:span><text:span text:style-name="T42">ind <text:s text:c="3"/>0 <text:s text:c="3"/>0</text:span></text:p>
      <text:p text:style-name="Standard"/>
      <text:p text:style-name="Standard">and your /etc/exports may look like this (copy of RC2013):</text:p>
      <text:p text:style-name="Standard"/>
      <text:p text:style-name="Standard"><text:span text:style-name="T43">/export <text:s text:c="2"/></text:span><text:span text:style-name="T44"><text:tab/>145.144.164.0/24(rw,fsid=0,insecure,no_subtree_check,sync)</text:span></text:p>
      <text:p text:style-name="Standard"><text:span text:style-name="T45">/export/teams 145.144.164.0/24(rw,nohide,insecure,no_subtree_check,sync)</text:span></text:p>
      <text:p text:style-name="Standard"/>
      <text:p text:style-name="Standard">First get everything running without<text:s/>authentication and the portmap steps if you choose to apply these.</text:p>
      <text:p text:style-name="Standard"/>
      <text:p text:style-name="Standard">Secondly, install the clients. In theory this is only needed on the client/agent machines. Again, follow the Quick-Start steps linked to above. The following is an example of what you may<text:s/>have in /etc/fstab on the clients (copy of RC2013):</text:p>
      <text:p text:style-name="Standard"/>
      <text:p text:style-name="Standard"><text:span text:style-name="T46">145.144.164.11:/teams <text:s text:c="3"/>/home/teams <text:s text:c="3"/>nfs <text:s text:c="3"/>auto,nolock <text:s text:c="3"/>0 <text:s text:c="3"/>0</text:span></text:p>
      <text:p text:style-name="Standard"/>
      <text:p text:style-name="Standard">The nolock option should not be needed, but could maybe prevent lockups (or maybe not). Other mount options that you may try setting<text:s/>are rsize and wsize to set read and write block size, where larger values may speed up things. Also see for instance:</text:p>
      <text:p text:style-name="Standard"/>
      <text:p text:style-name="Standard"><text:a xlink:href="http://www.centos.org/docs/5/html/Deployment_Guide-en-US/s1-nfs-client-config-options.html" office:target-frame-name="_top" xlink:show="replace"><text:span text:style-name="T47">http</text:span></text:a><text:a xlink:href="http://www.centos.org/docs/5/html/Deployment_Guide-en-US/s1-nfs-client-config-options.html" office:target-frame-name="_top" xlink:show="replace"><text:span text:style-name="T48">://</text:span></text:a><text:a xlink:href="http://www.centos.org/docs/5/html/Deployment_Guide-en-US/s1-nfs-client-config-options.html" office:target-frame-name="_top" xlink:show="replace"><text:span text:style-name="T49">www</text:span></text:a><text:a xlink:href="http://www.centos.org/docs/5/html/Deployment_Guide-en-US/s1-nfs-client-config-options.html" office:target-frame-name="_top" xlink:show="replace"><text:span text:style-name="T50">.</text:span></text:a><text:a xlink:href="http://www.centos.org/docs/5/html/Deployment_Guide-en-US/s1-nfs-client-config-options.html" office:target-frame-name="_top" xlink:show="replace"><text:span text:style-name="T51">centos</text:span></text:a><text:a xlink:href="http://www.centos.org/docs/5/html/Deployment_Guide-en-US/s1-nfs-client-config-options.html" office:target-frame-name="_top" xlink:show="replace"><text:span text:style-name="T52">.</text:span></text:a><text:a xlink:href="http://www.centos.org/docs/5/html/Deployment_Guide-en-US/s1-nfs-client-config-options.html" office:target-frame-name="_top" xlink:show="replace"><text:span text:style-name="T53">org</text:span></text:a><text:a xlink:href="http://www.centos.org/docs/5/html/Deployment_Guide-en-US/s1-nfs-client-config-options.html" office:target-frame-name="_top" xlink:show="replace"><text:span text:style-name="T54">/</text:span></text:a><text:a xlink:href="http://www.centos.org/docs/5/html/Deployment_Guide-en-US/s1-nfs-client-config-options.html" office:target-frame-name="_top" xlink:show="replace"><text:span text:style-name="T55">docs</text:span></text:a><text:a xlink:href="http://www.centos.org/docs/5/html/Deployment_Guide-en-US/s1-nfs-client-config-options.html" office:target-frame-name="_top" xlink:show="replace"><text:span text:style-name="T56">/5/</text:span></text:a><text:a xlink:href="http://www.centos.org/docs/5/html/Deployment_Guide-en-US/s1-nfs-client-config-options.html" office:target-frame-name="_top" xlink:show="replace"><text:span text:style-name="T57">html</text:span></text:a><text:a xlink:href="http://www.centos.org/docs/5/html/Deployment_Guide-en-US/s1-nfs-client-config-options.html" office:target-frame-name="_top" xlink:show="replace"><text:span text:style-name="T58">/</text:span></text:a><text:a xlink:href="http://www.centos.org/docs/5/html/Deployment_Guide-en-US/s1-nfs-client-config-options.html" office:target-frame-name="_top" xlink:show="replace"><text:span text:style-name="T59">Deployment</text:span></text:a><text:a xlink:href="http://www.centos.org/docs/5/html/Deployment_Guide-en-US/s1-nfs-client-config-options.html" office:target-frame-name="_top" xlink:show="replace"><text:span text:style-name="T60">_</text:span></text:a><text:a xlink:href="http://www.centos.org/docs/5/html/Deployment_Guide-en-US/s1-nfs-client-config-options.html" office:target-frame-name="_top" xlink:show="replace"><text:span text:style-name="T61">Guide</text:span></text:a><text:a xlink:href="http://www.centos.org/docs/5/html/Deployment_Guide-en-US/s1-nfs-client-config-options.html" office:target-frame-name="_top" xlink:show="replace"><text:span text:style-name="T62">-</text:span></text:a><text:a xlink:href="http://www.centos.org/docs/5/html/Deployment_Guide-en-US/s1-nfs-client-config-options.html" office:target-frame-name="_top" xlink:show="replace"><text:span text:style-name="T63">en</text:span></text:a><text:a xlink:href="http://www.centos.org/docs/5/html/Deployment_Guide-en-US/s1-nfs-client-config-options.html" office:target-frame-name="_top" xlink:show="replace"><text:span text:style-name="T64">-</text:span></text:a><text:a xlink:href="http://www.centos.org/docs/5/html/Deployment_Guide-en-US/s1-nfs-client-config-options.html" office:target-frame-name="_top" xlink:show="replace"><text:span text:style-name="T65">US</text:span></text:a><text:a xlink:href="http://www.centos.org/docs/5/html/Deployment_Guide-en-US/s1-nfs-client-config-options.html" office:target-frame-name="_top" xlink:show="replace"><text:span text:style-name="T66">/</text:span></text:a><text:a xlink:href="http://www.centos.org/docs/5/html/Deployment_Guide-en-US/s1-nfs-client-config-options.html" office:target-frame-name="_top" xlink:show="replace"><text:span text:style-name="T67">s</text:span></text:a><text:a xlink:href="http://www.centos.org/docs/5/html/Deployment_Guide-en-US/s1-nfs-client-config-options.html" office:target-frame-name="_top" xlink:show="replace"><text:span text:style-name="T68">1-</text:span></text:a><text:a xlink:href="http://www.centos.org/docs/5/html/Deployment_Guide-en-US/s1-nfs-client-config-options.html" office:target-frame-name="_top" xlink:show="replace"><text:span text:style-name="T69">nfs</text:span></text:a><text:a xlink:href="http://www.centos.org/docs/5/html/Deployment_Guide-en-US/s1-nfs-client-config-options.html" office:target-frame-name="_top" xlink:show="replace"><text:span text:style-name="T70">-</text:span></text:a><text:a xlink:href="http://www.centos.org/docs/5/html/Deployment_Guide-en-US/s1-nfs-client-config-options.html" office:target-frame-name="_top" xlink:show="replace"><text:span text:style-name="T71">client</text:span></text:a><text:a xlink:href="http://www.centos.org/docs/5/html/Deployment_Guide-en-US/s1-nfs-client-config-options.html" office:target-frame-name="_top" xlink:show="replace"><text:span text:style-name="T72">-</text:span></text:a><text:a xlink:href="http://www.centos.org/docs/5/html/Deployment_Guide-en-US/s1-nfs-client-config-options.html" office:target-frame-name="_top" xlink:show="replace"><text:span text:style-name="T73">config</text:span></text:a><text:a xlink:href="http://www.centos.org/docs/5/html/Deployment_Guide-en-US/s1-nfs-client-config-options.html" office:target-frame-name="_top" xlink:show="replace"><text:span text:style-name="T74">-</text:span></text:a><text:a xlink:href="http://www.centos.org/docs/5/html/Deployment_Guide-en-US/s1-nfs-client-config-options.html" office:target-frame-name="_top" xlink:show="replace"><text:span text:style-name="T75">options</text:span></text:a><text:a xlink:href="http://www.centos.org/docs/5/html/Deployment_Guide-en-US/s1-nfs-client-config-options.html" office:target-frame-name="_top" xlink:show="replace"><text:span text:style-name="T76">.</text:span></text:a><text:a xlink:href="http://www.centos.org/docs/5/html/Deployment_Guide-en-US/s1-nfs-client-config-options.html" office:target-frame-name="_top" xlink:show="replace"><text:span text:style-name="T77">html</text:span></text:a></text:p>
      <text:p text:style-name="Standard"/>
      <text:p text:style-name="Standard">And<text:s/>check ‘man nfs’ to see which defaults are already used. The most important way to get NFS stable however is to prevent any writing, as discussed below.</text:p>
      <text:h text:style-name="标题2" text:outline-level="2"><text:bookmark-start text:name="h.n8tadatho591"/><text:bookmark-end text:name="h.n8tadatho591"/>NIS</text:h>
      <text:p text:style-name="Standard">NIS is used to make user accounts available on all machines. First, again install the server, then the clients. For this, on Ubuntu follow the instructions on:</text:p>
      <text:p text:style-name="Standard"/>
      <text:p text:style-name="Standard"><text:a xlink:href="https://help.ubuntu.com/community/SettingUpNISHowTo" office:target-frame-name="_top" xlink:show="replace"><text:span text:style-name="T78">https</text:span></text:a><text:a xlink:href="https://help.ubuntu.com/community/SettingUpNISHowTo" office:target-frame-name="_top" xlink:show="replace"><text:span text:style-name="T79">://</text:span></text:a><text:a xlink:href="https://help.ubuntu.com/community/SettingUpNISHowTo" office:target-frame-name="_top" xlink:show="replace"><text:span text:style-name="T80">help</text:span></text:a><text:a xlink:href="https://help.ubuntu.com/community/SettingUpNISHowTo" office:target-frame-name="_top" xlink:show="replace"><text:span text:style-name="T81">.</text:span></text:a><text:a xlink:href="https://help.ubuntu.com/community/SettingUpNISHowTo" office:target-frame-name="_top" xlink:show="replace"><text:span text:style-name="T82">ubuntu</text:span></text:a><text:a xlink:href="https://help.ubuntu.com/community/SettingUpNISHowTo" office:target-frame-name="_top" xlink:show="replace"><text:span text:style-name="T83">.</text:span></text:a><text:a xlink:href="https://help.ubuntu.com/community/SettingUpNISHowTo" office:target-frame-name="_top" xlink:show="replace"><text:span text:style-name="T84">com</text:span></text:a><text:a xlink:href="https://help.ubuntu.com/community/SettingUpNISHowTo" office:target-frame-name="_top" xlink:show="replace"><text:span text:style-name="T85">/</text:span></text:a><text:a xlink:href="https://help.ubuntu.com/community/SettingUpNISHowTo" office:target-frame-name="_top" xlink:show="replace"><text:span text:style-name="T86">community</text:span></text:a><text:a xlink:href="https://help.ubuntu.com/community/SettingUpNISHowTo" office:target-frame-name="_top" xlink:show="replace"><text:span text:style-name="T87">/</text:span></text:a><text:a xlink:href="https://help.ubuntu.com/community/SettingUpNISHowTo" office:target-frame-name="_top" xlink:show="replace"><text:span text:style-name="T88">SettingUpNISHowTo</text:span></text:a></text:p>
      <text:p text:style-name="Standard"/>
      <text:p text:style-name="Standard">You can initially skip all steps that involve portmap.</text:p>
      <text:h text:style-name="标题2" text:outline-level="2"><text:bookmark-start text:name="h.481lhmoldbrq"/><text:bookmark-end text:name="h.481lhmoldbrq"/>Closing Home Directories</text:h>
      <text:p text:style-name="Standard">When agents write a lot of logging to a team’s home directory they will<text:s/>slow down NFS and the network significantly. To prevent this, you should disable writing before each round. First, set up<text:s/><text:soft-page-break/>log directories for each team on the client machines by running this script (this and the 2 scripts below assume the team home directories are under /home/teams):</text:p>
      <text:p text:style-name="Standard"/>
      <text:p text:style-name="Standard"><text:span text:style-name="T89">#!/bin/bash</text:span></text:p>
      <text:p text:style-name="Standard"><text:span text:style-name="T90">sudo mkdir /teamlogs</text:span></text:p>
      <text:p text:style-name="Standard"><text:span text:style-name="T91">for t in /home/teams/*</text:span></text:p>
      <text:p text:style-name="Standard"><text:span text:style-name="T92">do</text:span></text:p>
      <text:p text:style-name="Standard"><text:span text:style-name="T93"><text:s text:c="2"/>sudo mkdir /teamlogs/$t</text:span></text:p>
      <text:p text:style-name="Standard"><text:span text:style-name="T94"><text:s text:c="2"/>sudo chown $t:$t /teamlogs/$t</text:span></text:p>
      <text:p text:style-name="Standard"><text:span text:style-name="T95"><text:s text:c="2"/>sudo ln -s /teamlogs/$t /home/teams/$t/log</text:span></text:p>
      <text:p text:style-name="Standard"><text:span text:style-name="T96">done</text:span></text:p>
      <text:p text:style-name="Standard"/>
      <text:p text:style-name="Standard">Now when teams log to this directory, the output is<text:s/>written to the current machine, not to NFS.</text:p>
      <text:p text:style-name="Standard"/>
      <text:p text:style-name="Standard">To close down the home directories before each round, use the following script:</text:p>
      <text:p text:style-name="Standard"/>
      <text:p text:style-name="Standard"><text:span text:style-name="T97">#!/bin/bash</text:span></text:p>
      <text:p text:style-name="Standard"><text:span text:style-name="T98">for t in /home/teams/*</text:span></text:p>
      <text:p text:style-name="Standard"><text:span text:style-name="T99">do</text:span></text:p>
      <text:p text:style-name="Standard"><text:span text:style-name="T100"><text:s text:c="4"/>chmod a-w $t -R</text:span></text:p>
      <text:p text:style-name="Standard"><text:span text:style-name="T101"><text:s text:c="4"/>chmod u+w $t/log -R</text:span></text:p>
      <text:p text:style-name="Standard"><text:span text:style-name="T102">done</text:span></text:p>
      <text:p text:style-name="Standard"/>
      <text:p text:style-name="Standard">Finally, to open the home directories again when the round is finished you can use the following:</text:p>
      <text:p text:style-name="Standard"/>
      <text:p text:style-name="Standard"><text:span text:style-name="T103">#!/bin/bash</text:span></text:p>
      <text:p text:style-name="Standard"><text:span text:style-name="T104">for t in /home/teams/*</text:span></text:p>
      <text:p text:style-name="Standard"><text:span text:style-name="T105">do</text:span></text:p>
      <text:p text:style-name="Standard"><text:span text:style-name="T106"><text:s text:c="4"/>chmod u+w $t -R</text:span></text:p>
      <text:p text:style-name="Standard"><text:span text:style-name="T107">done</text:span></text:p>
      <text:p text:style-name="Standard"/>
      <text:h text:style-name="标题2" text:outline-level="2"><text:bookmark-start text:name="h.m6w765t7ozw"/><text:bookmark-end text:name="h.m6w765t7ozw"/>RCSServer3D</text:h>
      <text:p text:style-name="Standard">Main installation instructions are found at</text:p>
      <text:p text:style-name="Standard"/>
      <text:p text:style-name="Standard"><text:a xlink:href="http://simspark.sourceforge.net/wiki/index.php/Installation_on_Linux#Requirement" office:target-frame-name="_top" xlink:show="replace"><text:span text:style-name="T108">http</text:span></text:a><text:a xlink:href="http://simspark.sourceforge.net/wiki/index.php/Installation_on_Linux#Requirement" office:target-frame-name="_top" xlink:show="replace"><text:span text:style-name="T109">://</text:span></text:a><text:a xlink:href="http://simspark.sourceforge.net/wiki/index.php/Installation_on_Linux#Requirement" office:target-frame-name="_top" xlink:show="replace"><text:span text:style-name="T110">simspark</text:span></text:a><text:a xlink:href="http://simspark.sourceforge.net/wiki/index.php/Installation_on_Linux#Requirement" office:target-frame-name="_top" xlink:show="replace"><text:span text:style-name="T111">.</text:span></text:a><text:a xlink:href="http://simspark.sourceforge.net/wiki/index.php/Installation_on_Linux#Requirement" office:target-frame-name="_top" xlink:show="replace"><text:span text:style-name="T112">sourcefo</text:span><text:span text:style-name="T113">rge</text:span></text:a><text:a xlink:href="http://simspark.sourceforge.net/wiki/index.php/Installation_on_Linux#Requirement" office:target-frame-name="_top" xlink:show="replace"><text:span text:style-name="T114">.</text:span></text:a><text:a xlink:href="http://simspark.sourceforge.net/wiki/index.php/Installation_on_Linux#Requirement" office:target-frame-name="_top" xlink:show="replace"><text:span text:style-name="T115">net</text:span></text:a><text:a xlink:href="http://simspark.sourceforge.net/wiki/index.php/Installation_on_Linux#Requirement" office:target-frame-name="_top" xlink:show="replace"><text:span text:style-name="T116">/</text:span></text:a><text:a xlink:href="http://simspark.sourceforge.net/wiki/index.php/Installation_on_Linux#Requirement" office:target-frame-name="_top" xlink:show="replace"><text:span text:style-name="T117">wiki</text:span></text:a><text:a xlink:href="http://simspark.sourceforge.net/wiki/index.php/Installation_on_Linux#Requirement" office:target-frame-name="_top" xlink:show="replace"><text:span text:style-name="T118">/</text:span></text:a><text:a xlink:href="http://simspark.sourceforge.net/wiki/index.php/Installation_on_Linux#Requirement" office:target-frame-name="_top" xlink:show="replace"><text:span text:style-name="T119">index</text:span></text:a><text:a xlink:href="http://simspark.sourceforge.net/wiki/index.php/Installation_on_Linux#Requirement" office:target-frame-name="_top" xlink:show="replace"><text:span text:style-name="T120">.</text:span></text:a><text:a xlink:href="http://simspark.sourceforge.net/wiki/index.php/Installation_on_Linux#Requirement" office:target-frame-name="_top" xlink:show="replace"><text:span text:style-name="T121">php</text:span></text:a><text:a xlink:href="http://simspark.sourceforge.net/wiki/index.php/Installation_on_Linux#Requirement" office:target-frame-name="_top" xlink:show="replace"><text:span text:style-name="T122">/</text:span></text:a><text:a xlink:href="http://simspark.sourceforge.net/wiki/index.php/Installation_on_Linux#Requirement" office:target-frame-name="_top" xlink:show="replace"><text:span text:style-name="T123">Installation</text:span></text:a><text:a xlink:href="http://simspark.sourceforge.net/wiki/index.php/Installation_on_Linux#Requirement" office:target-frame-name="_top" xlink:show="replace"><text:span text:style-name="T124">_</text:span></text:a><text:a xlink:href="http://simspark.sourceforge.net/wiki/index.php/Installation_on_Linux#Requirement" office:target-frame-name="_top" xlink:show="replace"><text:span text:style-name="T125">on</text:span></text:a><text:a xlink:href="http://simspark.sourceforge.net/wiki/index.php/Installation_on_Linux#Requirement" office:target-frame-name="_top" xlink:show="replace"><text:span text:style-name="T126">_</text:span></text:a><text:a xlink:href="http://simspark.sourceforge.net/wiki/index.php/Installation_on_Linux#Requirement" office:target-frame-name="_top" xlink:show="replace"><text:span text:style-name="T127">Linux</text:span></text:a><text:a xlink:href="http://simspark.sourceforge.net/wiki/index.php/Installation_on_Linux#Requirement" office:target-frame-name="_top" xlink:show="replace"><text:span text:style-name="T128">#</text:span></text:a><text:a xlink:href="http://simspark.sourceforge.net/wiki/index.php/Installation_on_Linux#Requirement" office:target-frame-name="_top" xlink:show="replace"><text:span text:style-name="T129">Requirement</text:span></text:a></text:p>
      <text:p text:style-name="Standard"/>
      <text:p text:style-name="Standard">The following are a reproduction of these, with some additions specific to running a competition. This should be done on al server machines.:</text:p>
      <text:p text:style-name="Standard"/>
      <text:list text:style-name="LS6">
        <text:list-item>
          <text:p text:style-name="P130">Install dependency packages. On Ubuntu:<text:line-break/><text:line-break/><text:span text:style-name="T131">$ sudo apt-get install build-essential subversion git cmake libfreetype6-dev libsdl-dev ruby ruby-dev libdevil-dev libboost-</text:span><text:soft-page-break/><text:span text:style-name="T132">dev libboost-thread-dev libboost-regex-dev libboost-system-dev</text:span><text:span text:style-name="T133"><text:line-break/></text:span></text:p>
        </text:list-item>
        <text:list-item>
          <text:p text:style-name="P134">Install multi-threaded ODE:<text:line-break/><text:line-break/><text:span text:style-name="T135">$<text:s/></text:span><text:span text:style-name="T136">git clone https://github.com/sgvandijk/ode-tbb.git</text:span><text:span text:style-name="T137"><text:line-break/></text:span><text:span text:style-name="T138">$ cd ode-tbb</text:span><text:span text:style-name="T139"><text:line-break/></text:span><text:span text:style-name="T140">$ ./configure --enable-shared --disable-demos --enable-double-precision --disable-asserts --enable-malloc</text:span><text:span text:style-name="T141"><text:line-break/></text:span><text:span text:style-name="T142">$ make -j &amp;&amp; sudo make install</text:span><text:line-break/></text:p>
        </text:list-item>
        <text:list-item>
          <text:p text:style-name="P143">Install simulator. Download the latest versions of<text:s/>simspark and rcssserver3d from<text:s/><text:a xlink:href="http://sourceforge.net/projects/simspark/files/" office:target-frame-name="_top" xlink:show="replace"><text:span text:style-name="T144">http</text:span></text:a><text:a xlink:href="http://sourceforge.net/projects/simspark/files/" office:target-frame-name="_top" xlink:show="replace"><text:span text:style-name="T145">://</text:span></text:a><text:a xlink:href="http://sourceforge.net/projects/simspark/files/" office:target-frame-name="_top" xlink:show="replace"><text:span text:style-name="T146">sourceforge</text:span></text:a><text:a xlink:href="http://sourceforge.net/projects/simspark/files/" office:target-frame-name="_top" xlink:show="replace"><text:span text:style-name="T147">.</text:span></text:a><text:a xlink:href="http://sourceforge.net/projects/simspark/files/" office:target-frame-name="_top" xlink:show="replace"><text:span text:style-name="T148">net</text:span></text:a><text:a xlink:href="http://sourceforge.net/projects/simspark/files/" office:target-frame-name="_top" xlink:show="replace"><text:span text:style-name="T149">/</text:span></text:a><text:a xlink:href="http://sourceforge.net/projects/simspark/files/" office:target-frame-name="_top" xlink:show="replace"><text:span text:style-name="T150">pro</text:span><text:span text:style-name="T151">jects</text:span></text:a><text:a xlink:href="http://sourceforge.net/projects/simspark/files/" office:target-frame-name="_top" xlink:show="replace"><text:span text:style-name="T152">/</text:span></text:a><text:a xlink:href="http://sourceforge.net/projects/simspark/files/" office:target-frame-name="_top" xlink:show="replace"><text:span text:style-name="T153">simspark</text:span></text:a><text:a xlink:href="http://sourceforge.net/projects/simspark/files/" office:target-frame-name="_top" xlink:show="replace"><text:span text:style-name="T154">/</text:span></text:a><text:a xlink:href="http://sourceforge.net/projects/simspark/files/" office:target-frame-name="_top" xlink:show="replace"><text:span text:style-name="T155">files</text:span></text:a><text:a xlink:href="http://sourceforge.net/projects/simspark/files/" office:target-frame-name="_top" xlink:show="replace"><text:span text:style-name="T156">/</text:span></text:a>, and do step 4 of the instructions linked to above.</text:p>
        </text:list-item>
      </text:list>
      <text:h text:style-name="标题2" text:outline-level="2"><text:bookmark-start text:name="h.86hknj2lmo1x"/><text:bookmark-end text:name="h.86hknj2lmo1x"/>RoboViz</text:h>
      <text:p text:style-name="Standard">RoboViz is the preferred visualizer, install it on the visualization machine(s). Full installation and usage instructions are on its homepage:</text:p>
      <text:p text:style-name="Standard"/>
      <text:p text:style-name="Standard"><text:a xlink:href="https://sites.google.com/site/umroboviz/usage/setup" office:target-frame-name="_top" xlink:show="replace"><text:span text:style-name="T157">https</text:span></text:a><text:a xlink:href="https://sites.google.com/site/umroboviz/usage/setup" office:target-frame-name="_top" xlink:show="replace"><text:span text:style-name="T158">://</text:span></text:a><text:a xlink:href="https://sites.google.com/site/umroboviz/usage/setup" office:target-frame-name="_top" xlink:show="replace"><text:span text:style-name="T159">si</text:span><text:span text:style-name="T160">tes</text:span></text:a><text:a xlink:href="https://sites.google.com/site/umroboviz/usage/setup" office:target-frame-name="_top" xlink:show="replace"><text:span text:style-name="T161">.</text:span></text:a><text:a xlink:href="https://sites.google.com/site/umroboviz/usage/setup" office:target-frame-name="_top" xlink:show="replace"><text:span text:style-name="T162">google</text:span></text:a><text:a xlink:href="https://sites.google.com/site/umroboviz/usage/setup" office:target-frame-name="_top" xlink:show="replace"><text:span text:style-name="T163">.</text:span></text:a><text:a xlink:href="https://sites.google.com/site/umroboviz/usage/setup" office:target-frame-name="_top" xlink:show="replace"><text:span text:style-name="T164">com</text:span></text:a><text:a xlink:href="https://sites.google.com/site/umroboviz/usage/setup" office:target-frame-name="_top" xlink:show="replace"><text:span text:style-name="T165">/</text:span></text:a><text:a xlink:href="https://sites.google.com/site/umroboviz/usage/setup" office:target-frame-name="_top" xlink:show="replace"><text:span text:style-name="T166">site</text:span></text:a><text:a xlink:href="https://sites.google.com/site/umroboviz/usage/setup" office:target-frame-name="_top" xlink:show="replace"><text:span text:style-name="T167">/</text:span></text:a><text:a xlink:href="https://sites.google.com/site/umroboviz/usage/setup" office:target-frame-name="_top" xlink:show="replace"><text:span text:style-name="T168">umroboviz</text:span></text:a><text:a xlink:href="https://sites.google.com/site/umroboviz/usage/setup" office:target-frame-name="_top" xlink:show="replace"><text:span text:style-name="T169">/</text:span></text:a><text:a xlink:href="https://sites.google.com/site/umroboviz/usage/setup" office:target-frame-name="_top" xlink:show="replace"><text:span text:style-name="T170">usage</text:span></text:a><text:a xlink:href="https://sites.google.com/site/umroboviz/usage/setup" office:target-frame-name="_top" xlink:show="replace"><text:span text:style-name="T171">/</text:span></text:a><text:a xlink:href="https://sites.google.com/site/umroboviz/usage/setup" office:target-frame-name="_top" xlink:show="replace"><text:span text:style-name="T172">setup</text:span></text:a></text:p>
      <text:h text:style-name="标题2" text:outline-level="2"><text:bookmark-start text:name="h.19252w14va18"/><text:bookmark-end text:name="h.19252w14va18"/>Proxy</text:h>
      <text:p text:style-name="Standard">Download and extract the rcssserver proxy onto the client machines from:</text:p>
      <text:p text:style-name="Standard"/>
      <text:p text:style-name="Standard"><text:a xlink:href="http://robocup.hs-offenburg.de/html/downloads.htm" office:target-frame-name="_top" xlink:show="replace"><text:span text:style-name="T173">http</text:span></text:a><text:a xlink:href="http://robocup.hs-offenburg.de/html/downloads.htm" office:target-frame-name="_top" xlink:show="replace"><text:span text:style-name="T174">://</text:span></text:a><text:a xlink:href="http://robocup.hs-offenburg.de/html/downloads.htm" office:target-frame-name="_top" xlink:show="replace"><text:span text:style-name="T175">robocup</text:span></text:a><text:a xlink:href="http://robocup.hs-offenburg.de/html/downloads.htm" office:target-frame-name="_top" xlink:show="replace"><text:span text:style-name="T176">.</text:span></text:a><text:a xlink:href="http://robocup.hs-offenburg.de/html/downloads.htm" office:target-frame-name="_top" xlink:show="replace"><text:span text:style-name="T177">hs</text:span></text:a><text:a xlink:href="http://robocup.hs-offenburg.de/html/downloads.htm" office:target-frame-name="_top" xlink:show="replace"><text:span text:style-name="T178">-</text:span></text:a><text:a xlink:href="http://robocup.hs-offenburg.de/html/downloads.htm" office:target-frame-name="_top" xlink:show="replace"><text:span text:style-name="T179">offenburg</text:span></text:a><text:a xlink:href="http://robocup.hs-offenburg.de/html/downloads.htm" office:target-frame-name="_top" xlink:show="replace"><text:span text:style-name="T180">.</text:span></text:a><text:a xlink:href="http://robocup.hs-offenburg.de/html/downloads.htm" office:target-frame-name="_top" xlink:show="replace"><text:span text:style-name="T181">de</text:span></text:a><text:a xlink:href="http://robocup.hs-offenburg.de/html/downloads.htm" office:target-frame-name="_top" xlink:show="replace"><text:span text:style-name="T182">/</text:span></text:a><text:a xlink:href="http://robocup.hs-offenburg.de/html/downloads.htm" office:target-frame-name="_top" xlink:show="replace"><text:span text:style-name="T183">html</text:span></text:a><text:a xlink:href="http://robocup.hs-offenburg.de/html/downloads.htm" office:target-frame-name="_top" xlink:show="replace"><text:span text:style-name="T184">/</text:span></text:a><text:a xlink:href="http://robocup.hs-offenburg.de/html/downloads.htm" office:target-frame-name="_top" xlink:show="replace"><text:span text:style-name="T185">downloads</text:span></text:a><text:a xlink:href="http://robocup.hs-offenburg.de/html/downloads.htm" office:target-frame-name="_top" xlink:show="replace"><text:span text:style-name="T186">.</text:span></text:a><text:a xlink:href="http://robocup.hs-offenburg.de/html/downloads.htm" office:target-frame-name="_top" xlink:show="replace"><text:span text:style-name="T187">htm</text:span></text:a></text:p>
      <text:p text:style-name="Standard"/>
      <text:p text:style-name="Standard">Usage<text:s/>instructions are in the included README.txt file. Note that the server must run in sync mode if the proxy is used. To do this, edit the file <text:s/>/usr/local/share/simspark/spark.rb, to set $agentSyncMode to true. After doing this, make sure to delete an already existing ~/.simspark/spark.rb file before running the simulator again. Start the proxy on all client machines before running a group.</text:p>
      <text:h text:style-name="标题2" text:outline-level="2"><text:bookmark-start text:name="h.p78m3558dhnv"/><text:bookmark-end text:name="h.p78m3558dhnv"/>League Manager</text:h>
      <text:p text:style-name="Standard">Obtain a copy of the latest League Manager version; the version used for the 2013 world championship can<text:s/>be found at:</text:p>
      <text:p text:style-name="Standard"/>
      <text:p text:style-name="Standard"><text:a xlink:href="http://homepages.feis.herts.ac.uk/~sv08aav/robocup.php" office:target-frame-name="_top" xlink:show="replace"><text:span text:style-name="T188">http</text:span></text:a><text:a xlink:href="http://homepages.feis.herts.ac.uk/~sv08aav/robocup.php" office:target-frame-name="_top" xlink:show="replace"><text:span text:style-name="T189">://</text:span></text:a><text:a xlink:href="http://homepages.feis.herts.ac.uk/~sv08aav/robocup.php" office:target-frame-name="_top" xlink:show="replace"><text:span text:style-name="T190">homepages</text:span></text:a><text:a xlink:href="http://homepages.feis.herts.ac.uk/~sv08aav/robocup.php" office:target-frame-name="_top" xlink:show="replace"><text:span text:style-name="T191">.</text:span></text:a><text:a xlink:href="http://homepages.feis.herts.ac.uk/~sv08aav/robocup.php" office:target-frame-name="_top" xlink:show="replace"><text:span text:style-name="T192">feis</text:span></text:a><text:a xlink:href="http://homepages.feis.herts.ac.uk/~sv08aav/robocup.php" office:target-frame-name="_top" xlink:show="replace"><text:span text:style-name="T193">.</text:span></text:a><text:a xlink:href="http://homepages.feis.herts.ac.uk/~sv08aav/robocup.php" office:target-frame-name="_top" xlink:show="replace"><text:span text:style-name="T194">herts</text:span></text:a><text:a xlink:href="http://homepages.feis.herts.ac.uk/~sv08aav/robocup.php" office:target-frame-name="_top" xlink:show="replace"><text:span text:style-name="T195">.</text:span></text:a><text:a xlink:href="http://homepages.feis.herts.ac.uk/~sv08aav/robocup.php" office:target-frame-name="_top" xlink:show="replace"><text:span text:style-name="T196">ac</text:span></text:a><text:a xlink:href="http://homepages.feis.herts.ac.uk/~sv08aav/robocup.php" office:target-frame-name="_top" xlink:show="replace"><text:span text:style-name="T197">.</text:span></text:a><text:a xlink:href="http://homepages.feis.herts.ac.uk/~sv08aav/robocup.php" office:target-frame-name="_top" xlink:show="replace"><text:span text:style-name="T198">uk</text:span></text:a><text:a xlink:href="http://homepages.feis.herts.ac.uk/~sv08aav/robocup.php" office:target-frame-name="_top" xlink:show="replace"><text:span text:style-name="T199">/~</text:span></text:a><text:a xlink:href="http://homepages.feis.herts.ac.uk/~sv08aav/robocup.php" office:target-frame-name="_top" xlink:show="replace"><text:span text:style-name="T200">sv</text:span></text:a><text:a xlink:href="http://homepages.feis.herts.ac.uk/~sv08aav/robocup.php" office:target-frame-name="_top" xlink:show="replace"><text:span text:style-name="T201">08</text:span></text:a><text:a xlink:href="http://homepages.feis.herts.ac.uk/~sv08aav/robocup.php" office:target-frame-name="_top" xlink:show="replace"><text:span text:style-name="T202">aav</text:span></text:a><text:a xlink:href="http://homepages.feis.herts.ac.uk/~sv08aav/robocup.php" office:target-frame-name="_top" xlink:show="replace"><text:span text:style-name="T203">/</text:span></text:a><text:a xlink:href="http://homepages.feis.herts.ac.uk/~sv08aav/robocup.php" office:target-frame-name="_top" xlink:show="replace"><text:span text:style-name="T204">robocup</text:span></text:a><text:a xlink:href="http://homepages.feis.herts.ac.uk/~sv08aav/robocup.php" office:target-frame-name="_top" xlink:show="replace"><text:span text:style-name="T205">.</text:span></text:a><text:a xlink:href="http://homepages.feis.herts.ac.uk/~sv08aav/robocup.php" office:target-frame-name="_top" xlink:show="replace"><text:span text:style-name="T206">php</text:span></text:a></text:p>
      <text:p text:style-name="Standard"><text:line-break/>To install, do the following on each machine you will start the matches from (i.e once for each<text:s/>cluster):</text:p>
      <text:list text:style-name="LS7">
        <text:list-item>
          <text:p text:style-name="P207">Download and extract archive.</text:p>
        </text:list-item>
        <text:list-item>
          <text:p text:style-name="P208">Edit the file types/3Dspark/config as appropriate for the current cluster: set the right NET_PREFIX, set the right IP ending for the SERVER, CLIENT1 and CLIENT2 variables, turn off the automatic kickoff and quit if you don’t want them. The default values for other variables should be sufficient.</text:p>
        </text:list-item>
        <text:list-item>
          <text:p text:style-name="P209">Make and install:<text:span text:style-name="T210"><text:line-break/></text:span><text:span text:style-name="T211"><text:line-break/></text:span><text:span text:style-name="T212">$ ./configure &amp;&amp; make &amp;&amp; sudo make install</text:span></text:p>
        </text:list-item>
      </text:list>
      <text:p text:style-name="Standard"/>
      <text:p text:style-name="Standard">Now, for each group to run, do the following:</text:p>
      <text:p text:style-name="Standard"/>
      <text:p text:style-name="Standard"><text:span text:style-name="T213">$ rclm2 groupname</text:span></text:p>
      <text:p text:style-name="Standard"><text:span text:style-name="T214">$ cd groupname</text:span></text:p>
      <text:p text:style-name="Standard"><text:span text:style-name="T215">$ ./script/init 3Dspark</text:span></text:p>
      <text:p text:style-name="Standard"><text:span text:style-name="T216">$ nano t</text:span><text:span text:style-name="T217">eams</text:span></text:p>
      <text:p text:style-name="Standard"><text:span text:style-name="T218">[ enter list of teams in this group, by their username, one on each line; save &amp; exit]</text:span></text:p>
      <text:p text:style-name="Standard"><text:span text:style-name="T219">$ ./script/schedule/init teams</text:span></text:p>
      <text:p text:style-name="Standard"/>
      <text:p text:style-name="Standard">To start the group, start RoboViz, and run<text:s/><text:span text:style-name="T220">./script/start</text:span><text:s/>in the group directory. Some pointers for during running the group:</text:p>
      <text:list text:style-name="LS8">
        <text:list-item>
          <text:p text:style-name="P221">After<text:s/>each half, the simulator must be stopped. To do so, type ‘end’ and press enter in the terminal where the league manager is running. Alternatively, while editing types/3Dspark/config, set USED_MONITOR to ‘internal’, or empty; this way the league manager continues automatically when the server is killed (e.g. by pressing shift+X in RoboViz).</text:p>
        </text:list-item>
        <text:list-item>
          <text:p text:style-name="P222">If the league manager asks to run complementary match, choose ‘y’ (yes) if the match got interrupted erroneously (e.g server crash), or to start a second half.</text:p>
        </text:list-item>
        <text:list-item>
          <text:p text:style-name="P223">To change<text:s/>the schedule by hand (e.g. to rerun a match, or reorder matches), edit the file var/schedule in the round directory.</text:p>
        </text:list-item>
        <text:list-item>
          <text:p text:style-name="P224">Logs are compressed and stored automatically in the ‘archives’ directory in the group folder.</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Standard" style:default-outline-level="1">
      <style:paragraph-properties fo:margin-top="0.1388in"/>
      <style:text-properties style:font-name="Trebuchet MS" style:font-name-asian="Trebuchet MS" style:font-name-complex="Trebuchet MS" fo:font-size="16pt" style:font-size-asian="16pt" style:font-size-complex="16pt" fo:hyphenate="false"/>
    </style:style>
    <style:style style:name="标题2" style:display-name="标题 2" style:family="paragraph" style:parent-style-name="Standard" style:default-outline-level="2">
      <style:paragraph-propertie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标题3" style:display-name="标题 3" style:family="paragraph" style:parent-style-name="Standard" style:default-outline-level="3">
      <style:paragraph-propertie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标题4" style:display-name="标题 4" style:family="paragraph" style:parent-style-name="Standard" style:default-outline-level="4">
      <style:paragraph-propertie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标题5" style:display-name="标题 5" style:family="paragraph" style:parent-style-name="Standard" style:default-outline-level="5">
      <style:paragraph-properties fo:margin-top="0.1111in"/>
      <style:text-properties style:font-name="Trebuchet MS" style:font-name-asian="Trebuchet MS" style:font-name-complex="Trebuchet MS" fo:color="#666666" fo:hyphenate="false"/>
    </style:style>
    <style:style style:name="标题6" style:display-name="标题 6" style:family="paragraph" style:parent-style-name="Standard" style:default-outline-level="6">
      <style:paragraph-properties fo:margin-top="0.1111in"/>
      <style:text-properties style:font-name="Trebuchet MS" style:font-name-asian="Trebuchet MS" style:font-name-complex="Trebuchet MS" fo:font-style="italic" style:font-style-asian="italic" style:font-style-complex="italic" fo:color="#666666"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无列表1" style:display-name="无列表1" style:family="paragraph">
      <style:text-properties fo:hyphenate="false"/>
    </style:style>
    <style:style style:name="标题" style:display-name="标题" style:family="paragraph" style:parent-style-name="Standard">
      <style:text-properties style:font-name="Trebuchet MS" style:font-name-asian="Trebuchet MS" style:font-name-complex="Trebuchet MS" fo:font-size="21pt" style:font-size-asian="21pt" style:font-size-complex="21pt" fo:hyphenate="false"/>
    </style:style>
    <style:style style:name="副标题" style:display-name="副标题" style:family="paragraph" style:parent-style-name="Standard">
      <style:paragraph-propertie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List1Level0" style:display-name="List1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1" style:display-name="List1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2" style:display-name="List1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3" style:display-name="List1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4" style:display-name="List1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5" style:display-name="List1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6" style:display-name="List1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7" style:display-name="List1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8" style:display-name="List1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0" style:display-name="List2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1" style:display-name="List2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2" style:display-name="List2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3" style:display-name="List2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4" style:display-name="List2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5" style:display-name="List2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6" style:display-name="List2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7" style:display-name="List2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8" style:display-name="List2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0" style:display-name="List3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1" style:display-name="List3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2" style:display-name="List3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3" style:display-name="List3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4" style:display-name="List3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5" style:display-name="List3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6" style:display-name="List3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7" style:display-name="List3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8" style:display-name="List3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0" style:display-name="List4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1" style:display-name="List4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2" style:display-name="List4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3" style:display-name="List4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4" style:display-name="List4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5" style:display-name="List4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6" style:display-name="List4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7" style:display-name="List4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8" style:display-name="List4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0" style:display-name="List5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1" style:display-name="List5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2" style:display-name="List5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3" style:display-name="List5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4" style:display-name="List5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5" style:display-name="List5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6" style:display-name="List5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7" style:display-name="List5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8" style:display-name="List5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0" style:display-name="List6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1" style:display-name="List6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2" style:display-name="List6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3" style:display-name="List6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4" style:display-name="List6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5" style:display-name="List6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6" style:display-name="List6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7" style:display-name="List6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8" style:display-name="List6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0" style:display-name="List7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1" style:display-name="List7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2" style:display-name="List7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3" style:display-name="List7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4" style:display-name="List7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5" style:display-name="List7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6" style:display-name="List7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7" style:display-name="List7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8" style:display-name="List7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0" style:display-name="List8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1" style:display-name="List8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2" style:display-name="List8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3" style:display-name="List8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4" style:display-name="List8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5" style:display-name="List8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6" style:display-name="List8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7" style:display-name="List8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8" style:display-name="List8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fo:text-align="end" text:space-before="0in" text:min-label-width="1.5in" text:list-level-position-and-space-mode="label-alignment">
          <style:list-level-label-alignment text:label-followed-by="listtab" fo:margin-left="1.5in" fo:text-indent="-1.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fo:text-align="end" text:space-before="0in" text:min-label-width="3in" text:list-level-position-and-space-mode="label-alignment">
          <style:list-level-label-alignment text:label-followed-by="listtab" fo:margin-left="3in" fo:text-indent="-3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fo:text-align="end" text:space-before="0in" text:min-label-width="4.5in" text:list-level-position-and-space-mode="label-alignment">
          <style:list-level-label-alignment text:label-followed-by="listtab" fo:margin-left="4.5in" fo:text-indent="-4.5in"/>
        </style:list-level-properties>
        <style:text-properties style:font-name="Arial"/>
      </text:list-level-style-bullet>
    </text:list-style>
    <style:style style:name="WW_CharLFO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fo:text-align="end" text:space-before="0in" text:min-label-width="1.5in" text:list-level-position-and-space-mode="label-alignment">
          <style:list-level-label-alignment text:label-followed-by="listtab" fo:margin-left="1.5in" fo:text-indent="-1.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fo:text-align="end" text:space-before="0in" text:min-label-width="3in" text:list-level-position-and-space-mode="label-alignment">
          <style:list-level-label-alignment text:label-followed-by="listtab" fo:margin-left="3in" fo:text-indent="-3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fo:text-align="end" text:space-before="0in" text:min-label-width="4.5in" text:list-level-position-and-space-mode="label-alignment">
          <style:list-level-label-alignment text:label-followed-by="listtab" fo:margin-left="4.5in" fo:text-indent="-4.5in"/>
        </style:list-level-properties>
        <style:text-properties style:font-name="Arial"/>
      </text:list-level-style-bullet>
    </text:list-style>
    <style:style style:name="WW_CharLFO3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fo:text-align="end" text:space-before="0in" text:min-label-width="1.5in" text:list-level-position-and-space-mode="label-alignment">
          <style:list-level-label-alignment text:label-followed-by="listtab" fo:margin-left="1.5in" fo:text-indent="-1.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fo:text-align="end" text:space-before="0in" text:min-label-width="3in" text:list-level-position-and-space-mode="label-alignment">
          <style:list-level-label-alignment text:label-followed-by="listtab" fo:margin-left="3in" fo:text-indent="-3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fo:text-align="end" text:space-before="0in" text:min-label-width="4.5in" text:list-level-position-and-space-mode="label-alignment">
          <style:list-level-label-alignment text:label-followed-by="listtab" fo:margin-left="4.5in" fo:text-indent="-4.5in"/>
        </style:list-level-properties>
        <style:text-properties style:font-name="Arial"/>
      </text:list-level-style-bullet>
    </text:list-style>
    <style:style style:name="WW_CharLFO4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fo:text-align="end" text:space-before="0in" text:min-label-width="1.5in" text:list-level-position-and-space-mode="label-alignment">
          <style:list-level-label-alignment text:label-followed-by="listtab" fo:margin-left="1.5in" fo:text-indent="-1.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fo:text-align="end" text:space-before="0in" text:min-label-width="3in" text:list-level-position-and-space-mode="label-alignment">
          <style:list-level-label-alignment text:label-followed-by="listtab" fo:margin-left="3in" fo:text-indent="-3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fo:text-align="end" text:space-before="0in" text:min-label-width="4.5in" text:list-level-position-and-space-mode="label-alignment">
          <style:list-level-label-alignment text:label-followed-by="listtab" fo:margin-left="4.5in" fo:text-indent="-4.5in"/>
        </style:list-level-properties>
        <style:text-properties style:font-name="Arial"/>
      </text:list-level-style-bullet>
    </text:list-style>
    <style:style style:name="WW_CharLFO5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fo:text-align="end" text:space-before="0in" text:min-label-width="1.5in" text:list-level-position-and-space-mode="label-alignment">
          <style:list-level-label-alignment text:label-followed-by="listtab" fo:margin-left="1.5in" fo:text-indent="-1.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fo:text-align="end" text:space-before="0in" text:min-label-width="3in" text:list-level-position-and-space-mode="label-alignment">
          <style:list-level-label-alignment text:label-followed-by="listtab" fo:margin-left="3in" fo:text-indent="-3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fo:text-align="end" text:space-before="0in" text:min-label-width="4.5in" text:list-level-position-and-space-mode="label-alignment">
          <style:list-level-label-alignment text:label-followed-by="listtab" fo:margin-left="4.5in" fo:text-indent="-4.5in"/>
        </style:list-level-properties>
        <style:text-properties style:font-name="Arial"/>
      </text:list-level-style-bullet>
    </text:list-style>
    <style:style style:name="WW_CharLFO6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6" style:display-name="LS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fo:text-align="end" text:space-before="0in" text:min-label-width="1.5in" text:list-level-position-and-space-mode="label-alignment">
          <style:list-level-label-alignment text:label-followed-by="listtab" fo:margin-left="1.5in" fo:text-indent="-1.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fo:text-align="end" text:space-before="0in" text:min-label-width="3in" text:list-level-position-and-space-mode="label-alignment">
          <style:list-level-label-alignment text:label-followed-by="listtab" fo:margin-left="3in" fo:text-indent="-3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fo:text-align="end" text:space-before="0in" text:min-label-width="4.5in" text:list-level-position-and-space-mode="label-alignment">
          <style:list-level-label-alignment text:label-followed-by="listtab" fo:margin-left="4.5in" fo:text-indent="-4.5in"/>
        </style:list-level-properties>
        <style:text-properties style:font-name="Arial"/>
      </text:list-level-style-bullet>
    </text:list-style>
    <style:style style:name="WW_CharLFO7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7" style:display-name="LS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fo:text-align="end" text:space-before="0in" text:min-label-width="1.5in" text:list-level-position-and-space-mode="label-alignment">
          <style:list-level-label-alignment text:label-followed-by="listtab" fo:margin-left="1.5in" fo:text-indent="-1.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fo:text-align="end" text:space-before="0in" text:min-label-width="3in" text:list-level-position-and-space-mode="label-alignment">
          <style:list-level-label-alignment text:label-followed-by="listtab" fo:margin-left="3in" fo:text-indent="-3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fo:text-align="end" text:space-before="0in" text:min-label-width="4.5in" text:list-level-position-and-space-mode="label-alignment">
          <style:list-level-label-alignment text:label-followed-by="listtab" fo:margin-left="4.5in" fo:text-indent="-4.5in"/>
        </style:list-level-properties>
        <style:text-properties style:font-name="Arial"/>
      </text:list-level-style-bullet>
    </text:list-style>
    <style:style style:name="WW_CharLFO8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8" style:display-name="LS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fo:text-align="end" text:space-before="0in" text:min-label-width="1.5in" text:list-level-position-and-space-mode="label-alignment">
          <style:list-level-label-alignment text:label-followed-by="listtab" fo:margin-left="1.5in" fo:text-indent="-1.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fo:text-align="end" text:space-before="0in" text:min-label-width="3in" text:list-level-position-and-space-mode="label-alignment">
          <style:list-level-label-alignment text:label-followed-by="listtab" fo:margin-left="3in" fo:text-indent="-3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fo:text-align="end" text:space-before="0in" text:min-label-width="4.5in" text:list-level-position-and-space-mode="label-alignment">
          <style:list-level-label-alignment text:label-followed-by="listtab" fo:margin-left="4.5in" fo:text-indent="-4.5in"/>
        </style:list-level-properties>
        <style:text-properties style:font-name="Aria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yhc</dc:creator>
    <meta:creation-date>2015-09-18T13:43:00Z</meta:creation-date>
    <dc:date>2015-09-18T13:43:00Z</dc:date>
    <meta:template xlink:href="Normal.dotm" xlink:type="simple"/>
    <meta:editing-cycles>2</meta:editing-cycles>
    <meta:editing-duration>PT0S</meta:editing-duration>
    <meta:document-statistic meta:page-count="6" meta:paragraph-count="41" meta:word-count="3131" meta:character-count="20940" meta:row-count="148" meta:non-whitespace-character-count="17850"/>
  </office:meta>
</office:document-meta>
</file>